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 count effect" table:style-name="ta1">
        <table:shapes>
          <draw:frame draw:z-index="0" draw:style-name="gr1" draw:text-style-name="P1" svg:width="159.97mm" svg:height="90.04mm" svg:x="113.99mm" svg:y="18.33mm">
            <loext:p draw:notify-on-update-of-ranges="'Run count effect'.A1:'Run count effect'.A1 'Run count effect'.A2:'Run count effect'.A15 'Run count effect'.B1:'Run count effect'.B1 'Run count effect'.B2:'Run count effect'.B15 'Run count effect'.C1:'Run count effect'.C1 'Run count effect'.C2:'Run count effect'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1 run</text:p>
          </table:table-cell>
          <table:table-cell office:value-type="string" calcext:value-type="string">
            <text:p>10 runs</text:p>
          </table:table-cell>
          <table:table-cell table:style-name="Default" office:value-type="string" calcext:value-type="string">
            <text:p>100 runs</text:p>
          </table:table-cell>
        </table:table-row>
        <table:table-row table:style-name="ro1">
          <table:table-cell office:value-type="float" office:value="0.000631729371373098" calcext:value-type="float">
            <text:p>0,0006317294</text:p>
          </table:table-cell>
          <table:table-cell office:value-type="float" office:value="0.000484010879146338" calcext:value-type="float">
            <text:p>0,0004840109</text:p>
          </table:table-cell>
          <table:table-cell table:style-name="Default" office:value-type="float" office:value="0.000142191268218746" calcext:value-type="float">
            <text:p>0,0001421913</text:p>
          </table:table-cell>
        </table:table-row>
        <table:table-row table:style-name="ro1">
          <table:table-cell office:value-type="float" office:value="0.000584274065487999" calcext:value-type="float">
            <text:p>0,0005842741</text:p>
          </table:table-cell>
          <table:table-cell office:value-type="float" office:value="0.000376513446109022" calcext:value-type="float">
            <text:p>0,0003765134</text:p>
          </table:table-cell>
          <table:table-cell office:value-type="float" office:value="0.0000369535259638572" calcext:value-type="float">
            <text:p>3,70E-05</text:p>
          </table:table-cell>
        </table:table-row>
        <table:table-row table:style-name="ro1">
          <table:table-cell office:value-type="float" office:value="0.000625088693193426" calcext:value-type="float">
            <text:p>0,0006250887</text:p>
          </table:table-cell>
          <table:table-cell office:value-type="float" office:value="0.000478273409042603" calcext:value-type="float">
            <text:p>0,0004782734</text:p>
          </table:table-cell>
          <table:table-cell office:value-type="float" office:value="0.0000699059617923973" calcext:value-type="float">
            <text:p>6,99E-05</text:p>
          </table:table-cell>
        </table:table-row>
        <table:table-row table:style-name="ro1">
          <table:table-cell office:value-type="float" office:value="0.000208316660104165" calcext:value-type="float">
            <text:p>0,0002083167</text:p>
          </table:table-cell>
          <table:table-cell office:value-type="float" office:value="0.00013856860563238" calcext:value-type="float">
            <text:p>0,0001385686</text:p>
          </table:table-cell>
          <table:table-cell office:value-type="float" office:value="0.0000087939684236294" calcext:value-type="float">
            <text:p>8,79E-06</text:p>
          </table:table-cell>
        </table:table-row>
        <table:table-row table:style-name="ro1">
          <table:table-cell office:value-type="float" office:value="0.000507197000558932" calcext:value-type="float">
            <text:p>0,000507197</text:p>
          </table:table-cell>
          <table:table-cell office:value-type="float" office:value="0.000376364991772689" calcext:value-type="float">
            <text:p>0,000376365</text:p>
          </table:table-cell>
          <table:table-cell office:value-type="float" office:value="0.0000321677071877322" calcext:value-type="float">
            <text:p>3,22E-05</text:p>
          </table:table-cell>
        </table:table-row>
        <table:table-row table:style-name="ro1">
          <table:table-cell office:value-type="float" office:value="0.000705408749703912" calcext:value-type="float">
            <text:p>0,0007054087</text:p>
          </table:table-cell>
          <table:table-cell office:value-type="float" office:value="0.000475433890100164" calcext:value-type="float">
            <text:p>0,0004754339</text:p>
          </table:table-cell>
          <table:table-cell office:value-type="float" office:value="0.0000697502960948957" calcext:value-type="float">
            <text:p>6,98E-05</text:p>
          </table:table-cell>
        </table:table-row>
        <table:table-row table:style-name="ro1">
          <table:table-cell office:value-type="float" office:value="0.000622137183321603" calcext:value-type="float">
            <text:p>0,0006221372</text:p>
          </table:table-cell>
          <table:table-cell office:value-type="float" office:value="0.000568594080920654" calcext:value-type="float">
            <text:p>0,0005685941</text:p>
          </table:table-cell>
          <table:table-cell office:value-type="float" office:value="0.0000948231295834718" calcext:value-type="float">
            <text:p>9,48E-05</text:p>
          </table:table-cell>
        </table:table-row>
        <table:table-row table:style-name="ro1">
          <table:table-cell office:value-type="float" office:value="0.000531465401867908" calcext:value-type="float">
            <text:p>0,0005314654</text:p>
          </table:table-cell>
          <table:table-cell office:value-type="float" office:value="0.000391889136301298" calcext:value-type="float">
            <text:p>0,0003918891</text:p>
          </table:table-cell>
          <table:table-cell office:value-type="float" office:value="0.0000990935474610149" calcext:value-type="float">
            <text:p>9,91E-05</text:p>
          </table:table-cell>
        </table:table-row>
        <table:table-row table:style-name="ro1">
          <table:table-cell office:value-type="float" office:value="0.000655851015553635" calcext:value-type="float">
            <text:p>0,000655851</text:p>
          </table:table-cell>
          <table:table-cell office:value-type="float" office:value="0.000481023941858243" calcext:value-type="float">
            <text:p>0,0004810239</text:p>
          </table:table-cell>
          <table:table-cell office:value-type="float" office:value="0.0000751514812394492" calcext:value-type="float">
            <text:p>7,52E-05</text:p>
          </table:table-cell>
        </table:table-row>
        <table:table-row table:style-name="ro1">
          <table:table-cell office:value-type="float" office:value="0.000616900272812008" calcext:value-type="float">
            <text:p>0,0006169003</text:p>
          </table:table-cell>
          <table:table-cell office:value-type="float" office:value="0.000459196851855052" calcext:value-type="float">
            <text:p>0,0004591969</text:p>
          </table:table-cell>
          <table:table-cell office:value-type="float" office:value="0.0000676341636113441" calcext:value-type="float">
            <text:p>6,76E-05</text:p>
          </table:table-cell>
        </table:table-row>
        <table:table-row table:style-name="ro1">
          <table:table-cell office:value-type="float" office:value="0.000640269777654828" calcext:value-type="float">
            <text:p>0,0006402698</text:p>
          </table:table-cell>
          <table:table-cell office:value-type="float" office:value="0.000483031615760549" calcext:value-type="float">
            <text:p>0,0004830316</text:p>
          </table:table-cell>
          <table:table-cell office:value-type="float" office:value="0.0000594686986914773" calcext:value-type="float">
            <text:p>5,95E-05</text:p>
          </table:table-cell>
        </table:table-row>
        <table:table-row table:style-name="ro1">
          <table:table-cell office:value-type="float" office:value="0.000777052429645602" calcext:value-type="float">
            <text:p>0,0007770524</text:p>
          </table:table-cell>
          <table:table-cell office:value-type="float" office:value="0.000492480646845977" calcext:value-type="float">
            <text:p>0,0004924806</text:p>
          </table:table-cell>
          <table:table-cell office:value-type="float" office:value="0.0000760832966990434" calcext:value-type="float">
            <text:p>7,61E-05</text:p>
          </table:table-cell>
        </table:table-row>
        <table:table-row table:style-name="ro1">
          <table:table-cell office:value-type="float" office:value="0.000591378317346059" calcext:value-type="float">
            <text:p>0,0005913783</text:p>
          </table:table-cell>
          <table:table-cell office:value-type="float" office:value="0.000446837337519845" calcext:value-type="float">
            <text:p>0,0004468373</text:p>
          </table:table-cell>
          <table:table-cell office:value-type="float" office:value="0.0000935372781598216" calcext:value-type="float">
            <text:p>9,35E-05</text:p>
          </table:table-cell>
        </table:table-row>
        <table:table-row table:style-name="ro1">
          <table:table-cell office:value-type="float" office:value="0.000862752222584211" calcext:value-type="float">
            <text:p>0,0008627522</text:p>
          </table:table-cell>
          <table:table-cell office:value-type="float" office:value="0.000479459201323281" calcext:value-type="float">
            <text:p>0,0004794592</text:p>
          </table:table-cell>
          <table:table-cell office:value-type="float" office:value="0.0000720890789798528" calcext:value-type="float">
            <text:p>7,21E-05</text:p>
          </table:table-cell>
        </table:table-row>
      </table:table>
      <table:table table:name="Warmup effect" table:style-name="ta1">
        <table:shapes>
          <draw:frame draw:z-index="0" draw:style-name="gr1" draw:text-style-name="P1" svg:width="159.99mm" svg:height="89.99mm" svg:x="168.06mm" svg:y="1mm">
            <loext:p draw:notify-on-update-of-ranges="'Warmup effect'.A1:'Warmup effect'.A1 'Warmup effect'.A2:'Warmup effect'.A19 'Warmup effect'.B1:'Warmup effect'.B1 'Warmup effect'.B2:'Warmup effect'.B19 'Warmup effect'.C1:'Warmup effect'.C1 'Warmup effect'.C2:'Warmup effect'.C19 'Warmup effect'.D1:'Warmup effect'.D1 'Warmup effect'.D2:'Warmup effect'.D19 'Warmup effect'.E1:'Warmup effect'.E1 'Warmup effect'.E2:'Warmup effect'.E19 'Warmup effect'.F1:'Warmup effect'.F1 'Warmup effect'.F2:'Warmup effect'.F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1 run</text:p>
          </table:table-cell>
          <table:table-cell office:value-type="string" calcext:value-type="string">
            <text:p>1 run + warmup</text:p>
          </table:table-cell>
          <table:table-cell office:value-type="string" calcext:value-type="string">
            <text:p>10 runs</text:p>
          </table:table-cell>
          <table:table-cell office:value-type="string" calcext:value-type="string">
            <text:p>10 runs + warmup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100 runs + warmup</text:p>
          </table:table-cell>
        </table:table-row>
        <table:table-row table:style-name="ro1">
          <table:table-cell office:value-type="float" office:value="0.000976370108243552" calcext:value-type="float">
            <text:p>0,0009763701</text:p>
          </table:table-cell>
          <table:table-cell office:value-type="float" office:value="0.000216173596317681" calcext:value-type="float">
            <text:p>0,0002161736</text:p>
          </table:table-cell>
          <table:table-cell office:value-type="float" office:value="0.000270664978505241" calcext:value-type="float">
            <text:p>0,000270665</text:p>
          </table:table-cell>
          <table:table-cell office:value-type="float" office:value="0.000264239788672321" calcext:value-type="float">
            <text:p>0,0002642398</text:p>
          </table:table-cell>
          <table:table-cell office:value-type="float" office:value="0.0000520098887553402" calcext:value-type="float">
            <text:p>5,20E-05</text:p>
          </table:table-cell>
          <table:table-cell office:value-type="float" office:value="0.0000453129326830676" calcext:value-type="float">
            <text:p>4,53E-05</text:p>
          </table:table-cell>
        </table:table-row>
        <table:table-row table:style-name="ro1">
          <table:table-cell office:value-type="float" office:value="0.000677433446609231" calcext:value-type="float">
            <text:p>0,0006774334</text:p>
          </table:table-cell>
          <table:table-cell office:value-type="float" office:value="0.000497975067671172" calcext:value-type="float">
            <text:p>0,0004979751</text:p>
          </table:table-cell>
          <table:table-cell office:value-type="float" office:value="0.000380020024975651" calcext:value-type="float">
            <text:p>0,00038002</text:p>
          </table:table-cell>
          <table:table-cell office:value-type="float" office:value="0.000242184452292408" calcext:value-type="float">
            <text:p>0,0002421845</text:p>
          </table:table-cell>
          <table:table-cell office:value-type="float" office:value="0.0000568353790783103" calcext:value-type="float">
            <text:p>5,68E-05</text:p>
          </table:table-cell>
          <table:table-cell office:value-type="float" office:value="0.000056456329894333" calcext:value-type="float">
            <text:p>5,65E-05</text:p>
          </table:table-cell>
        </table:table-row>
        <table:table-row table:style-name="ro1">
          <table:table-cell office:value-type="float" office:value="0.000623140859739589" calcext:value-type="float">
            <text:p>0,0006231409</text:p>
          </table:table-cell>
          <table:table-cell office:value-type="float" office:value="0.000539582815959271" calcext:value-type="float">
            <text:p>0,0005395828</text:p>
          </table:table-cell>
          <table:table-cell office:value-type="float" office:value="0.000420748971112445" calcext:value-type="float">
            <text:p>0,000420749</text:p>
          </table:table-cell>
          <table:table-cell office:value-type="float" office:value="0.000285451788045087" calcext:value-type="float">
            <text:p>0,0002854518</text:p>
          </table:table-cell>
          <table:table-cell office:value-type="float" office:value="0.0000588846762472907" calcext:value-type="float">
            <text:p>5,89E-05</text:p>
          </table:table-cell>
          <table:table-cell office:value-type="float" office:value="0.0000546578361641677" calcext:value-type="float">
            <text:p>5,47E-05</text:p>
          </table:table-cell>
        </table:table-row>
        <table:table-row table:style-name="ro1">
          <table:table-cell office:value-type="float" office:value="0.00184942258243245" calcext:value-type="float">
            <text:p>0,0018494226</text:p>
          </table:table-cell>
          <table:table-cell office:value-type="float" office:value="0.00193708903944669" calcext:value-type="float">
            <text:p>0,001937089</text:p>
          </table:table-cell>
          <table:table-cell office:value-type="float" office:value="0.00193736772062723" calcext:value-type="float">
            <text:p>0,0019373677</text:p>
          </table:table-cell>
          <table:table-cell office:value-type="float" office:value="0.00194884943656145" calcext:value-type="float">
            <text:p>0,0019488494</text:p>
          </table:table-cell>
          <table:table-cell table:style-name="Default" office:value-type="float" office:value="0.00193181052498613" calcext:value-type="float">
            <text:p>0,0019318105</text:p>
          </table:table-cell>
          <table:table-cell table:style-name="Default" office:value-type="float" office:value="0.00194529836648167" calcext:value-type="float">
            <text:p>0,0019452984</text:p>
          </table:table-cell>
        </table:table-row>
        <table:table-row table:style-name="ro1">
          <table:table-cell office:value-type="float" office:value="0.000487863129572428" calcext:value-type="float">
            <text:p>0,0004878631</text:p>
          </table:table-cell>
          <table:table-cell office:value-type="float" office:value="0.000569948578581922" calcext:value-type="float">
            <text:p>0,0005699486</text:p>
          </table:table-cell>
          <table:table-cell office:value-type="float" office:value="0.000342429288237685" calcext:value-type="float">
            <text:p>0,0003424293</text:p>
          </table:table-cell>
          <table:table-cell office:value-type="float" office:value="0.000199048925629668" calcext:value-type="float">
            <text:p>0,0001990489</text:p>
          </table:table-cell>
          <table:table-cell office:value-type="float" office:value="0.0000614413928154353" calcext:value-type="float">
            <text:p>6,14E-05</text:p>
          </table:table-cell>
          <table:table-cell office:value-type="float" office:value="0.0000570292505033831" calcext:value-type="float">
            <text:p>5,70E-05</text:p>
          </table:table-cell>
        </table:table-row>
        <table:table-row table:style-name="ro1">
          <table:table-cell office:value-type="float" office:value="0.000545092257304009" calcext:value-type="float">
            <text:p>0,0005450923</text:p>
          </table:table-cell>
          <table:table-cell office:value-type="float" office:value="0.000572351878750362" calcext:value-type="float">
            <text:p>0,0005723519</text:p>
          </table:table-cell>
          <table:table-cell office:value-type="float" office:value="0.000428237331182407" calcext:value-type="float">
            <text:p>0,0004282373</text:p>
          </table:table-cell>
          <table:table-cell office:value-type="float" office:value="0.000313749909365422" calcext:value-type="float">
            <text:p>0,0003137499</text:p>
          </table:table-cell>
          <table:table-cell office:value-type="float" office:value="0.0000562273569801702" calcext:value-type="float">
            <text:p>5,62E-05</text:p>
          </table:table-cell>
          <table:table-cell office:value-type="float" office:value="0.0000587453741068897" calcext:value-type="float">
            <text:p>5,87E-05</text:p>
          </table:table-cell>
        </table:table-row>
        <table:table-row table:style-name="ro1">
          <table:table-cell office:value-type="float" office:value="0.000587524219512917" calcext:value-type="float">
            <text:p>0,0005875242</text:p>
          </table:table-cell>
          <table:table-cell office:value-type="float" office:value="0.000530284040130503" calcext:value-type="float">
            <text:p>0,000530284</text:p>
          </table:table-cell>
          <table:table-cell office:value-type="float" office:value="0.000423404608373597" calcext:value-type="float">
            <text:p>0,0004234046</text:p>
          </table:table-cell>
          <table:table-cell office:value-type="float" office:value="0.000294299969071481" calcext:value-type="float">
            <text:p>0,0002943</text:p>
          </table:table-cell>
          <table:table-cell office:value-type="float" office:value="0.0000782834731031321" calcext:value-type="float">
            <text:p>7,83E-05</text:p>
          </table:table-cell>
          <table:table-cell office:value-type="float" office:value="0.0000673422391602231" calcext:value-type="float">
            <text:p>6,73E-05</text:p>
          </table:table-cell>
        </table:table-row>
        <table:table-row table:style-name="ro1">
          <table:table-cell office:value-type="float" office:value="0.000581970185447501" calcext:value-type="float">
            <text:p>0,0005819702</text:p>
          </table:table-cell>
          <table:table-cell office:value-type="float" office:value="0.000429709699265531" calcext:value-type="float">
            <text:p>0,0004297097</text:p>
          </table:table-cell>
          <table:table-cell office:value-type="float" office:value="0.000382858901920214" calcext:value-type="float">
            <text:p>0,0003828589</text:p>
          </table:table-cell>
          <table:table-cell office:value-type="float" office:value="0.000292928448187781" calcext:value-type="float">
            <text:p>0,0002929284</text:p>
          </table:table-cell>
          <table:table-cell table:style-name="Default" office:value-type="float" office:value="0.00013608205867028" calcext:value-type="float">
            <text:p>0,0001360821</text:p>
          </table:table-cell>
          <table:table-cell table:style-name="Default" office:value-type="float" office:value="0.000135190542864555" calcext:value-type="float">
            <text:p>0,0001351905</text:p>
          </table:table-cell>
        </table:table-row>
        <table:table-row table:style-name="ro1">
          <table:table-cell office:value-type="float" office:value="0.000631275881876554" calcext:value-type="float">
            <text:p>0,0006312759</text:p>
          </table:table-cell>
          <table:table-cell office:value-type="float" office:value="0.000510346881516429" calcext:value-type="float">
            <text:p>0,0005103469</text:p>
          </table:table-cell>
          <table:table-cell office:value-type="float" office:value="0.000415681066938577" calcext:value-type="float">
            <text:p>0,0004156811</text:p>
          </table:table-cell>
          <table:table-cell office:value-type="float" office:value="0.000278351446099357" calcext:value-type="float">
            <text:p>0,0002783514</text:p>
          </table:table-cell>
          <table:table-cell office:value-type="float" office:value="0.0000577373001295797" calcext:value-type="float">
            <text:p>5,77E-05</text:p>
          </table:table-cell>
          <table:table-cell office:value-type="float" office:value="0.0000386044397844282" calcext:value-type="float">
            <text:p>3,86E-05</text:p>
          </table:table-cell>
        </table:table-row>
        <table:table-row table:style-name="ro1">
          <table:table-cell office:value-type="float" office:value="0.000267871845066607" calcext:value-type="float">
            <text:p>0,0002678718</text:p>
          </table:table-cell>
          <table:table-cell office:value-type="float" office:value="0.00026278886843966" calcext:value-type="float">
            <text:p>0,0002627889</text:p>
          </table:table-cell>
          <table:table-cell office:value-type="float" office:value="0.000203028426489995" calcext:value-type="float">
            <text:p>0,0002030284</text:p>
          </table:table-cell>
          <table:table-cell office:value-type="float" office:value="0.000114094894109631" calcext:value-type="float">
            <text:p>0,0001140949</text:p>
          </table:table-cell>
          <table:table-cell office:value-type="float" office:value="0.0000599639019238064" calcext:value-type="float">
            <text:p>6,00E-05</text:p>
          </table:table-cell>
          <table:table-cell office:value-type="float" office:value="0.0000605856740776031" calcext:value-type="float">
            <text:p>6,06E-05</text:p>
          </table:table-cell>
        </table:table-row>
        <table:table-row table:style-name="ro1">
          <table:table-cell office:value-type="float" office:value="0.000488118163183905" calcext:value-type="float">
            <text:p>0,0004881182</text:p>
          </table:table-cell>
          <table:table-cell office:value-type="float" office:value="0.00039306144291848" calcext:value-type="float">
            <text:p>0,0003930614</text:p>
          </table:table-cell>
          <table:table-cell office:value-type="float" office:value="0.000297605760419901" calcext:value-type="float">
            <text:p>0,0002976058</text:p>
          </table:table-cell>
          <table:table-cell office:value-type="float" office:value="0.000193513955239875" calcext:value-type="float">
            <text:p>0,000193514</text:p>
          </table:table-cell>
          <table:table-cell office:value-type="float" office:value="0.0000894759882425725" calcext:value-type="float">
            <text:p>8,95E-05</text:p>
          </table:table-cell>
          <table:table-cell office:value-type="float" office:value="0.0000735933516297369" calcext:value-type="float">
            <text:p>7,36E-05</text:p>
          </table:table-cell>
        </table:table-row>
        <table:table-row table:style-name="ro1">
          <table:table-cell office:value-type="float" office:value="0.000189571888141535" calcext:value-type="float">
            <text:p>0,0001895719</text:p>
          </table:table-cell>
          <table:table-cell table:style-name="ce1" office:value-type="float" office:value="0.0000728411497661964" calcext:value-type="float">
            <text:p>7,28E-05</text:p>
          </table:table-cell>
          <table:table-cell table:style-name="ce1" office:value-type="float" office:value="0.0000491369879170561" calcext:value-type="float">
            <text:p>4,91E-05</text:p>
          </table:table-cell>
          <table:table-cell office:value-type="float" office:value="0.000105792023294333" calcext:value-type="float">
            <text:p>0,000105792</text:p>
          </table:table-cell>
          <table:table-cell table:style-name="Default" office:value-type="float" office:value="0.000412325547421166" calcext:value-type="float">
            <text:p>0,0004123255</text:p>
          </table:table-cell>
          <table:table-cell table:style-name="Default" office:value-type="float" office:value="0.000133881962214622" calcext:value-type="float">
            <text:p>0,000133882</text:p>
          </table:table-cell>
        </table:table-row>
        <table:table-row table:style-name="ro1">
          <table:table-cell office:value-type="float" office:value="0.000409143388337029" calcext:value-type="float">
            <text:p>0,0004091434</text:p>
          </table:table-cell>
          <table:table-cell office:value-type="float" office:value="0.00043015314169769" calcext:value-type="float">
            <text:p>0,0004301531</text:p>
          </table:table-cell>
          <table:table-cell office:value-type="float" office:value="0.000290262653284615" calcext:value-type="float">
            <text:p>0,0002902627</text:p>
          </table:table-cell>
          <table:table-cell office:value-type="float" office:value="0.000185839155505419" calcext:value-type="float">
            <text:p>0,0001858392</text:p>
          </table:table-cell>
          <table:table-cell office:value-type="float" office:value="0.0000371397708903482" calcext:value-type="float">
            <text:p>3,71E-05</text:p>
          </table:table-cell>
          <table:table-cell office:value-type="float" office:value="0.0000377515854726687" calcext:value-type="float">
            <text:p>3,78E-05</text:p>
          </table:table-cell>
        </table:table-row>
        <table:table-row table:style-name="ro1">
          <table:table-cell office:value-type="float" office:value="0.000513075999818565" calcext:value-type="float">
            <text:p>0,000513076</text:p>
          </table:table-cell>
          <table:table-cell office:value-type="float" office:value="0.000521153103545897" calcext:value-type="float">
            <text:p>0,0005211531</text:p>
          </table:table-cell>
          <table:table-cell office:value-type="float" office:value="0.000460552462873173" calcext:value-type="float">
            <text:p>0,0004605525</text:p>
          </table:table-cell>
          <table:table-cell office:value-type="float" office:value="0.000257720593074586" calcext:value-type="float">
            <text:p>0,0002577206</text:p>
          </table:table-cell>
          <table:table-cell office:value-type="float" office:value="0.0000540119185934057" calcext:value-type="float">
            <text:p>5,40E-05</text:p>
          </table:table-cell>
          <table:table-cell office:value-type="float" office:value="0.000055245887593242" calcext:value-type="float">
            <text:p>5,52E-05</text:p>
          </table:table-cell>
        </table:table-row>
        <table:table-row table:style-name="ro1">
          <table:table-cell office:value-type="float" office:value="0.000636210748386494" calcext:value-type="float">
            <text:p>0,0006362107</text:p>
          </table:table-cell>
          <table:table-cell office:value-type="float" office:value="0.000521502671642323" calcext:value-type="float">
            <text:p>0,0005215027</text:p>
          </table:table-cell>
          <table:table-cell office:value-type="float" office:value="0.000413504007648973" calcext:value-type="float">
            <text:p>0,000413504</text:p>
          </table:table-cell>
          <table:table-cell office:value-type="float" office:value="0.000279202154868368" calcext:value-type="float">
            <text:p>0,0002792022</text:p>
          </table:table-cell>
          <table:table-cell office:value-type="float" office:value="0.0000562850646716105" calcext:value-type="float">
            <text:p>5,63E-05</text:p>
          </table:table-cell>
          <table:table-cell office:value-type="float" office:value="0.0000977126415533732" calcext:value-type="float">
            <text:p>9,77E-05</text:p>
          </table:table-cell>
        </table:table-row>
        <table:table-row table:style-name="ro1">
          <table:table-cell office:value-type="float" office:value="0.0007005991880112" calcext:value-type="float">
            <text:p>0,0007005992</text:p>
          </table:table-cell>
          <table:table-cell office:value-type="float" office:value="0.000589991361270836" calcext:value-type="float">
            <text:p>0,0005899914</text:p>
          </table:table-cell>
          <table:table-cell office:value-type="float" office:value="0.000394900216781899" calcext:value-type="float">
            <text:p>0,0003949002</text:p>
          </table:table-cell>
          <table:table-cell office:value-type="float" office:value="0.000262754918099975" calcext:value-type="float">
            <text:p>0,0002627549</text:p>
          </table:table-cell>
          <table:table-cell office:value-type="float" office:value="0.0000645277841911906" calcext:value-type="float">
            <text:p>6,45E-05</text:p>
          </table:table-cell>
          <table:table-cell office:value-type="float" office:value="0.0000656054943501357" calcext:value-type="float">
            <text:p>6,56E-05</text:p>
          </table:table-cell>
        </table:table-row>
        <table:table-row table:style-name="ro1">
          <table:table-cell table:style-name="ce1" office:value-type="float" office:value="0.0000732258112727774" calcext:value-type="float">
            <text:p>7,32E-05</text:p>
          </table:table-cell>
          <table:table-cell table:style-name="ce1" office:value-type="float" office:value="0.0000340501131852612" calcext:value-type="float">
            <text:p>3,41E-05</text:p>
          </table:table-cell>
          <table:table-cell table:style-name="ce1" office:value-type="float" office:value="0.0000273719216461859" calcext:value-type="float">
            <text:p>2,74E-05</text:p>
          </table:table-cell>
          <table:table-cell table:style-name="ce1" office:value-type="float" office:value="0.0000294847129872372" calcext:value-type="float">
            <text:p>2,95E-05</text:p>
          </table:table-cell>
          <table:table-cell office:value-type="float" office:value="0.0000507770663740026" calcext:value-type="float">
            <text:p>5,08E-05</text:p>
          </table:table-cell>
          <table:table-cell office:value-type="float" office:value="0.0000372640819276598" calcext:value-type="float">
            <text:p>3,73E-05</text:p>
          </table:table-cell>
        </table:table-row>
        <table:table-row table:style-name="ro1">
          <table:table-cell office:value-type="float" office:value="0.000202803007653835" calcext:value-type="float">
            <text:p>0,000202803</text:p>
          </table:table-cell>
          <table:table-cell table:style-name="ce1" office:value-type="float" office:value="0.0000986020006167926" calcext:value-type="float">
            <text:p>9,86E-05</text:p>
          </table:table-cell>
          <table:table-cell office:value-type="float" office:value="0.000123417960706002" calcext:value-type="float">
            <text:p>0,000123418</text:p>
          </table:table-cell>
          <table:table-cell table:style-name="ce1" office:value-type="float" office:value="0.000098220446482542" calcext:value-type="float">
            <text:p>9,82E-05</text:p>
          </table:table-cell>
          <table:table-cell office:value-type="float" office:value="0.000089654366960392" calcext:value-type="float">
            <text:p>8,97E-05</text:p>
          </table:table-cell>
          <table:table-cell office:value-type="float" office:value="0.0000823732942681434" calcext:value-type="float">
            <text:p>8,24E-05</text:p>
          </table:table-cell>
        </table:table-row>
      </table:table>
      <table:table table:name="warmup" table:style-name="ta1">
        <table:shapes>
          <draw:frame draw:z-index="0" draw:style-name="gr1" draw:text-style-name="P1" svg:width="159.99mm" svg:height="89.99mm" svg:x="171.87mm" svg:y="1mm">
            <loext:p draw:notify-on-update-of-ranges="warmup.A1:warmup.A1 warmup.A2:warmup.A16 warmup.B1:warmup.B1 warmup.B2:warmup.B16 warmup.C1:warmup.C1 warmup.C2:warmup.C16 warmup.D1:warmup.D1 warmup.D2:warmup.D16 warmup.E1:warmup.E1 warmup.E2:warmup.E16 warmup.F1:warmup.F1 warmup.F2:warmup.F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no warmup</text:p>
          </table:table-cell>
          <table:table-cell office:value-type="string" calcext:value-type="string">
            <text:p>11 warmup round</text:p>
          </table:table-cell>
          <table:table-cell office:value-type="string" calcext:value-type="string">
            <text:p>23 warmup rounds</text:p>
          </table:table-cell>
          <table:table-cell office:value-type="string" calcext:value-type="string">
            <text:p>36 warmup rounds</text:p>
          </table:table-cell>
          <table:table-cell office:value-type="string" calcext:value-type="string">
            <text:p>50 warmup rounds</text:p>
          </table:table-cell>
          <table:table-cell office:value-type="string" calcext:value-type="string">
            <text:p>65 warmup rounds</text:p>
          </table:table-cell>
        </table:table-row>
        <table:table-row table:style-name="ro1">
          <table:table-cell office:value-type="float" office:value="0.000628778296490347" calcext:value-type="float">
            <text:p>0,0006287783</text:p>
          </table:table-cell>
          <table:table-cell office:value-type="float" office:value="0.000392103253721724" calcext:value-type="float">
            <text:p>0,0003921033</text:p>
          </table:table-cell>
          <table:table-cell office:value-type="float" office:value="0.000243787148472509" calcext:value-type="float">
            <text:p>0,0002437871</text:p>
          </table:table-cell>
          <table:table-cell office:value-type="float" office:value="0.000129802382210985" calcext:value-type="float">
            <text:p>0,0001298024</text:p>
          </table:table-cell>
          <table:table-cell office:value-type="float" office:value="0.0000429094767167139" calcext:value-type="float">
            <text:p>4,29E-05</text:p>
          </table:table-cell>
          <table:table-cell office:value-type="float" office:value="0.0000376938636800663" calcext:value-type="float">
            <text:p>3,77E-05</text:p>
          </table:table-cell>
        </table:table-row>
        <table:table-row table:style-name="ro1">
          <table:table-cell office:value-type="float" office:value="0.000480683111951751" calcext:value-type="float">
            <text:p>0,0004806831</text:p>
          </table:table-cell>
          <table:table-cell office:value-type="float" office:value="0.000355437103988896" calcext:value-type="float">
            <text:p>0,0003554371</text:p>
          </table:table-cell>
          <table:table-cell office:value-type="float" office:value="0.000228864330506304" calcext:value-type="float">
            <text:p>0,0002288643</text:p>
          </table:table-cell>
          <table:table-cell office:value-type="float" office:value="0.000136016104480764" calcext:value-type="float">
            <text:p>0,0001360161</text:p>
          </table:table-cell>
          <table:table-cell office:value-type="float" office:value="0.0000680161984246003" calcext:value-type="float">
            <text:p>6,80E-05</text:p>
          </table:table-cell>
          <table:table-cell office:value-type="float" office:value="0.0000219035343278691" calcext:value-type="float">
            <text:p>2,19E-05</text:p>
          </table:table-cell>
        </table:table-row>
        <table:table-row table:style-name="ro1">
          <table:table-cell office:value-type="float" office:value="0.000200886415711833" calcext:value-type="float">
            <text:p>0,0002008864</text:p>
          </table:table-cell>
          <table:table-cell table:style-name="ce1" office:value-type="float" office:value="0.0000825366777479955" calcext:value-type="float">
            <text:p>8,25E-05</text:p>
          </table:table-cell>
          <table:table-cell table:style-name="ce1" office:value-type="float" office:value="0.0000352574872228905" calcext:value-type="float">
            <text:p>3,53E-05</text:p>
          </table:table-cell>
          <table:table-cell table:style-name="ce1" office:value-type="float" office:value="0.0000103771773371876" calcext:value-type="float">
            <text:p>1,04E-05</text:p>
          </table:table-cell>
          <table:table-cell office:value-type="float" office:value="0.00000814771078080002" calcext:value-type="float">
            <text:p>8,15E-06</text:p>
          </table:table-cell>
          <table:table-cell office:value-type="float" office:value="0.0000102844536465461" calcext:value-type="float">
            <text:p>1,03E-05</text:p>
          </table:table-cell>
        </table:table-row>
        <table:table-row table:style-name="ro1">
          <table:table-cell office:value-type="float" office:value="0.000488945750637608" calcext:value-type="float">
            <text:p>0,0004889458</text:p>
          </table:table-cell>
          <table:table-cell office:value-type="float" office:value="0.000348148929217308" calcext:value-type="float">
            <text:p>0,0003481489</text:p>
          </table:table-cell>
          <table:table-cell office:value-type="float" office:value="0.000234902682295285" calcext:value-type="float">
            <text:p>0,0002349027</text:p>
          </table:table-cell>
          <table:table-cell office:value-type="float" office:value="0.000143460304878367" calcext:value-type="float">
            <text:p>0,0001434603</text:p>
          </table:table-cell>
          <table:table-cell office:value-type="float" office:value="0.0000830351657026481" calcext:value-type="float">
            <text:p>8,30E-05</text:p>
          </table:table-cell>
          <table:table-cell office:value-type="float" office:value="0.0000395855135175302" calcext:value-type="float">
            <text:p>3,96E-05</text:p>
          </table:table-cell>
        </table:table-row>
        <table:table-row table:style-name="ro1">
          <table:table-cell office:value-type="float" office:value="0.000401725217716457" calcext:value-type="float">
            <text:p>0,0004017252</text:p>
          </table:table-cell>
          <table:table-cell office:value-type="float" office:value="0.000283387964695065" calcext:value-type="float">
            <text:p>0,000283388</text:p>
          </table:table-cell>
          <table:table-cell office:value-type="float" office:value="0.000185994992998538" calcext:value-type="float">
            <text:p>0,000185995</text:p>
          </table:table-cell>
          <table:table-cell office:value-type="float" office:value="0.000104962808153965" calcext:value-type="float">
            <text:p>0,0001049628</text:p>
          </table:table-cell>
          <table:table-cell office:value-type="float" office:value="0.0000410236727519978" calcext:value-type="float">
            <text:p>4,10E-05</text:p>
          </table:table-cell>
          <table:table-cell office:value-type="float" office:value="0.0000264174625505047" calcext:value-type="float">
            <text:p>2,64E-05</text:p>
          </table:table-cell>
        </table:table-row>
        <table:table-row table:style-name="ro1">
          <table:table-cell office:value-type="float" office:value="0.000484569629174908" calcext:value-type="float">
            <text:p>0,0004845696</text:p>
          </table:table-cell>
          <table:table-cell office:value-type="float" office:value="0.000358353670982966" calcext:value-type="float">
            <text:p>0,0003583537</text:p>
          </table:table-cell>
          <table:table-cell office:value-type="float" office:value="0.000250168410692975" calcext:value-type="float">
            <text:p>0,0002501684</text:p>
          </table:table-cell>
          <table:table-cell office:value-type="float" office:value="0.000151543829448738" calcext:value-type="float">
            <text:p>0,0001515438</text:p>
          </table:table-cell>
          <table:table-cell office:value-type="float" office:value="0.0000789255404050179" calcext:value-type="float">
            <text:p>7,89E-05</text:p>
          </table:table-cell>
          <table:table-cell office:value-type="float" office:value="0.0000201465782661758" calcext:value-type="float">
            <text:p>2,01E-05</text:p>
          </table:table-cell>
        </table:table-row>
        <table:table-row table:style-name="ro1">
          <table:table-cell office:value-type="float" office:value="0.00040347165846865" calcext:value-type="float">
            <text:p>0,0004034717</text:p>
          </table:table-cell>
          <table:table-cell office:value-type="float" office:value="0.0002274242818766" calcext:value-type="float">
            <text:p>0,0002274243</text:p>
          </table:table-cell>
          <table:table-cell office:value-type="float" office:value="0.000114338471072276" calcext:value-type="float">
            <text:p>0,0001143385</text:p>
          </table:table-cell>
          <table:table-cell table:style-name="ce1" office:value-type="float" office:value="0.0000261613856393688" calcext:value-type="float">
            <text:p>2,62E-05</text:p>
          </table:table-cell>
          <table:table-cell office:value-type="float" office:value="0.0000131721384947991" calcext:value-type="float">
            <text:p>1,32E-05</text:p>
          </table:table-cell>
          <table:table-cell office:value-type="float" office:value="0.0000131780715423501" calcext:value-type="float">
            <text:p>1,32E-05</text:p>
          </table:table-cell>
        </table:table-row>
        <table:table-row table:style-name="ro1">
          <table:table-cell office:value-type="float" office:value="0.00049920436093799" calcext:value-type="float">
            <text:p>0,0004992044</text:p>
          </table:table-cell>
          <table:table-cell office:value-type="float" office:value="0.000364880862226403" calcext:value-type="float">
            <text:p>0,0003648809</text:p>
          </table:table-cell>
          <table:table-cell office:value-type="float" office:value="0.000245792139495788" calcext:value-type="float">
            <text:p>0,0002457921</text:p>
          </table:table-cell>
          <table:table-cell office:value-type="float" office:value="0.000146406889844094" calcext:value-type="float">
            <text:p>0,0001464069</text:p>
          </table:table-cell>
          <table:table-cell office:value-type="float" office:value="0.0000702147104898135" calcext:value-type="float">
            <text:p>7,02E-05</text:p>
          </table:table-cell>
          <table:table-cell office:value-type="float" office:value="0.0000109819696870403" calcext:value-type="float">
            <text:p>1,10E-05</text:p>
          </table:table-cell>
        </table:table-row>
        <table:table-row table:style-name="ro1">
          <table:table-cell office:value-type="float" office:value="0.00046281729686307" calcext:value-type="float">
            <text:p>0,0004628173</text:p>
          </table:table-cell>
          <table:table-cell office:value-type="float" office:value="0.000319714953115906" calcext:value-type="float">
            <text:p>0,000319715</text:p>
          </table:table-cell>
          <table:table-cell office:value-type="float" office:value="0.000209898272040129" calcext:value-type="float">
            <text:p>0,0002098983</text:p>
          </table:table-cell>
          <table:table-cell office:value-type="float" office:value="0.000157879904642305" calcext:value-type="float">
            <text:p>0,0001578799</text:p>
          </table:table-cell>
          <table:table-cell office:value-type="float" office:value="0.0000382118423193551" calcext:value-type="float">
            <text:p>3,82E-05</text:p>
          </table:table-cell>
          <table:table-cell office:value-type="float" office:value="0.0000142874158518907" calcext:value-type="float">
            <text:p>1,43E-05</text:p>
          </table:table-cell>
        </table:table-row>
        <table:table-row table:style-name="ro1">
          <table:table-cell office:value-type="float" office:value="0.000485484940396169" calcext:value-type="float">
            <text:p>0,0004854849</text:p>
          </table:table-cell>
          <table:table-cell office:value-type="float" office:value="0.00033585642138625" calcext:value-type="float">
            <text:p>0,0003358564</text:p>
          </table:table-cell>
          <table:table-cell office:value-type="float" office:value="0.000222750579169997" calcext:value-type="float">
            <text:p>0,0002227506</text:p>
          </table:table-cell>
          <table:table-cell office:value-type="float" office:value="0.000133396752721291" calcext:value-type="float">
            <text:p>0,0001333968</text:p>
          </table:table-cell>
          <table:table-cell office:value-type="float" office:value="0.000049810529220811" calcext:value-type="float">
            <text:p>4,98E-05</text:p>
          </table:table-cell>
          <table:table-cell office:value-type="float" office:value="0.0000320804231962819" calcext:value-type="float">
            <text:p>3,21E-05</text:p>
          </table:table-cell>
        </table:table-row>
        <table:table-row table:style-name="ro1">
          <table:table-cell office:value-type="float" office:value="0.000295362894442152" calcext:value-type="float">
            <text:p>0,0002953629</text:p>
          </table:table-cell>
          <table:table-cell office:value-type="float" office:value="0.000827378811724546" calcext:value-type="float">
            <text:p>0,0008273788</text:p>
          </table:table-cell>
          <table:table-cell table:style-name="ce1" office:value-type="float" office:value="0.0000930679156716591" calcext:value-type="float">
            <text:p>9,31E-05</text:p>
          </table:table-cell>
          <table:table-cell table:style-name="ce1" office:value-type="float" office:value="0.0000589611824271556" calcext:value-type="float">
            <text:p>5,90E-05</text:p>
          </table:table-cell>
          <table:table-cell office:value-type="float" office:value="0.000042555375920924" calcext:value-type="float">
            <text:p>4,26E-05</text:p>
          </table:table-cell>
          <table:table-cell office:value-type="float" office:value="0.0000364345666116105" calcext:value-type="float">
            <text:p>3,64E-05</text:p>
          </table:table-cell>
        </table:table-row>
        <table:table-row table:style-name="ro1">
          <table:table-cell office:value-type="float" office:value="0.000385453005739684" calcext:value-type="float">
            <text:p>0,000385453</text:p>
          </table:table-cell>
          <table:table-cell office:value-type="float" office:value="0.000239983227045662" calcext:value-type="float">
            <text:p>0,0002399832</text:p>
          </table:table-cell>
          <table:table-cell office:value-type="float" office:value="0.000128538301154237" calcext:value-type="float">
            <text:p>0,0001285383</text:p>
          </table:table-cell>
          <table:table-cell table:style-name="ce1" office:value-type="float" office:value="0.0000395824960933434" calcext:value-type="float">
            <text:p>3,96E-05</text:p>
          </table:table-cell>
          <table:table-cell office:value-type="float" office:value="0.0000454635665465086" calcext:value-type="float">
            <text:p>4,55E-05</text:p>
          </table:table-cell>
          <table:table-cell office:value-type="float" office:value="0.00000861158438549804" calcext:value-type="float">
            <text:p>8,61E-06</text:p>
          </table:table-cell>
        </table:table-row>
        <table:table-row table:style-name="ro1">
          <table:table-cell office:value-type="float" office:value="0.000460378530599429" calcext:value-type="float">
            <text:p>0,0004603785</text:p>
          </table:table-cell>
          <table:table-cell office:value-type="float" office:value="0.000315865924038435" calcext:value-type="float">
            <text:p>0,0003158659</text:p>
          </table:table-cell>
          <table:table-cell office:value-type="float" office:value="0.000207773989740745" calcext:value-type="float">
            <text:p>0,000207774</text:p>
          </table:table-cell>
          <table:table-cell office:value-type="float" office:value="0.000119891271295546" calcext:value-type="float">
            <text:p>0,0001198913</text:p>
          </table:table-cell>
          <table:table-cell office:value-type="float" office:value="0.0000543592256619421" calcext:value-type="float">
            <text:p>5,44E-05</text:p>
          </table:table-cell>
          <table:table-cell office:value-type="float" office:value="0.0000514466432038632" calcext:value-type="float">
            <text:p>5,14E-05</text:p>
          </table:table-cell>
        </table:table-row>
        <table:table-row table:style-name="ro1">
          <table:table-cell office:value-type="float" office:value="0.000552117465258257" calcext:value-type="float">
            <text:p>0,0005521175</text:p>
          </table:table-cell>
          <table:table-cell office:value-type="float" office:value="0.000358330350643389" calcext:value-type="float">
            <text:p>0,0003583304</text:p>
          </table:table-cell>
          <table:table-cell office:value-type="float" office:value="0.000238892651880726" calcext:value-type="float">
            <text:p>0,0002388927</text:p>
          </table:table-cell>
          <table:table-cell office:value-type="float" office:value="0.000142396264392141" calcext:value-type="float">
            <text:p>0,0001423963</text:p>
          </table:table-cell>
          <table:table-cell office:value-type="float" office:value="0.0000517699562650347" calcext:value-type="float">
            <text:p>5,18E-05</text:p>
          </table:table-cell>
          <table:table-cell office:value-type="float" office:value="0.0000100298328013795" calcext:value-type="float">
            <text:p>1,00E-05</text:p>
          </table:table-cell>
        </table:table-row>
        <table:table-row table:style-name="ro1">
          <table:table-cell office:value-type="float" office:value="0.000452044098690166" calcext:value-type="float">
            <text:p>0,0004520441</text:p>
          </table:table-cell>
          <table:table-cell office:value-type="float" office:value="0.000295281798969406" calcext:value-type="float">
            <text:p>0,0002952818</text:p>
          </table:table-cell>
          <table:table-cell office:value-type="float" office:value="0.00017945718399255" calcext:value-type="float">
            <text:p>0,0001794572</text:p>
          </table:table-cell>
          <table:table-cell table:style-name="ce1" office:value-type="float" office:value="0.0000895963450752571" calcext:value-type="float">
            <text:p>8,96E-05</text:p>
          </table:table-cell>
          <table:table-cell office:value-type="float" office:value="0.0000297623780397446" calcext:value-type="float">
            <text:p>2,98E-05</text:p>
          </table:table-cell>
          <table:table-cell office:value-type="float" office:value="0.0000315631889608512" calcext:value-type="float">
            <text:p>3,16E-05</text:p>
          </table:table-cell>
        </table:table-row>
      </table:table>
      <table:table table:name="warmup2" table:style-name="ta1">
        <table:shapes>
          <draw:frame draw:z-index="0" draw:style-name="gr1" draw:text-style-name="P1" svg:width="159.99mm" svg:height="89.99mm" svg:x="159.05mm" svg:y="1mm">
            <loext:p draw:notify-on-update-of-ranges="warmup2.A1:warmup2.A1 warmup2.A2:warmup2.A14 warmup2.B1:warmup2.B1 warmup2.B2:warmup2.B14 warmup2.C1:warmup2.C1 warmup2.C2:warmup2.C14 warmup2.D1:warmup2.D1 warmup2.D2:warmup2.D14 warmup2.E1:warmup2.E1 warmup2.E2:warmup2.E14 warmup2.F1:warmup2.F1 warmup2.F2:warmup2.F14 warmup2.G1:warmup2.G1 warmup2.G2:warmup2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5 warmup</text:p>
          </table:table-cell>
          <table:table-cell office:value-type="string" calcext:value-type="string">
            <text:p>15 warmup</text:p>
          </table:table-cell>
          <table:table-cell office:value-type="string" calcext:value-type="string">
            <text:p>31 warmup</text:p>
          </table:table-cell>
          <table:table-cell table:style-name="Default" office:value-type="string" calcext:value-type="string">
            <text:p>48 warmup</text:p>
          </table:table-cell>
          <table:table-cell table:style-name="Default" office:value-type="string" calcext:value-type="string">
            <text:p>66 warmup</text:p>
          </table:table-cell>
          <table:table-cell table:style-name="Default" office:value-type="string" calcext:value-type="string">
            <text:p>85 warmup</text:p>
          </table:table-cell>
          <table:table-cell table:style-name="Default" office:value-type="string" calcext:value-type="string">
            <text:p>105 warmup</text:p>
          </table:table-cell>
        </table:table-row>
        <table:table-row table:style-name="ro1">
          <table:table-cell office:value-type="float" office:value="0.000326495357800179" calcext:value-type="float">
            <text:p>0,0003264954</text:p>
          </table:table-cell>
          <table:table-cell office:value-type="float" office:value="0.000222356090519609" calcext:value-type="float">
            <text:p>0,0002223561</text:p>
          </table:table-cell>
          <table:table-cell office:value-type="float" office:value="0.000122975402471268" calcext:value-type="float">
            <text:p>0,0001229754</text:p>
          </table:table-cell>
          <table:table-cell office:value-type="float" office:value="0.0000322443831404653" calcext:value-type="float">
            <text:p>3,22E-05</text:p>
          </table:table-cell>
          <table:table-cell office:value-type="float" office:value="0.0000204955665798643" calcext:value-type="float">
            <text:p>2,05E-05</text:p>
          </table:table-cell>
          <table:table-cell office:value-type="float" office:value="0.0000994916292681485" calcext:value-type="float">
            <text:p>9,95E-05</text:p>
          </table:table-cell>
          <table:table-cell office:value-type="float" office:value="0.0000439544847760462" calcext:value-type="float">
            <text:p>4,40E-05</text:p>
          </table:table-cell>
        </table:table-row>
        <table:table-row table:style-name="ro1">
          <table:table-cell office:value-type="float" office:value="0.000292372897494055" calcext:value-type="float">
            <text:p>0,0002923729</text:p>
          </table:table-cell>
          <table:table-cell office:value-type="float" office:value="0.000208167685816902" calcext:value-type="float">
            <text:p>0,0002081677</text:p>
          </table:table-cell>
          <table:table-cell office:value-type="float" office:value="0.000100693651747365" calcext:value-type="float">
            <text:p>0,0001006937</text:p>
          </table:table-cell>
          <table:table-cell office:value-type="float" office:value="0.0000288906517433545" calcext:value-type="float">
            <text:p>2,89E-05</text:p>
          </table:table-cell>
          <table:table-cell office:value-type="float" office:value="0.0000180099386351292" calcext:value-type="float">
            <text:p>1,80E-05</text:p>
          </table:table-cell>
          <table:table-cell office:value-type="float" office:value="0.0000184127293694465" calcext:value-type="float">
            <text:p>1,84E-05</text:p>
          </table:table-cell>
          <table:table-cell office:value-type="float" office:value="0.0000180927455370887" calcext:value-type="float">
            <text:p>1,81E-05</text:p>
          </table:table-cell>
        </table:table-row>
        <table:table-row table:style-name="ro1">
          <table:table-cell office:value-type="float" office:value="0.000445521402808267" calcext:value-type="float">
            <text:p>0,0004455214</text:p>
          </table:table-cell>
          <table:table-cell office:value-type="float" office:value="0.000314260804790516" calcext:value-type="float">
            <text:p>0,0003142608</text:p>
          </table:table-cell>
          <table:table-cell office:value-type="float" office:value="0.000246088499122114" calcext:value-type="float">
            <text:p>0,0002460885</text:p>
          </table:table-cell>
          <table:table-cell office:value-type="float" office:value="0.0000761060064785344" calcext:value-type="float">
            <text:p>7,61E-05</text:p>
          </table:table-cell>
          <table:table-cell office:value-type="float" office:value="0.0000273742467301986" calcext:value-type="float">
            <text:p>2,74E-05</text:p>
          </table:table-cell>
          <table:table-cell office:value-type="float" office:value="0.0000258312729979926" calcext:value-type="float">
            <text:p>2,58E-05</text:p>
          </table:table-cell>
          <table:table-cell office:value-type="float" office:value="0.0000253632932175473" calcext:value-type="float">
            <text:p>2,54E-05</text:p>
          </table:table-cell>
        </table:table-row>
        <table:table-row table:style-name="ro1">
          <table:table-cell office:value-type="float" office:value="0.000304107402290208" calcext:value-type="float">
            <text:p>0,0003041074</text:p>
          </table:table-cell>
          <table:table-cell office:value-type="float" office:value="0.000180692495128047" calcext:value-type="float">
            <text:p>0,0001806925</text:p>
          </table:table-cell>
          <table:table-cell table:style-name="ce1" office:value-type="float" office:value="0.0000687703369228334" calcext:value-type="float">
            <text:p>6,88E-05</text:p>
          </table:table-cell>
          <table:table-cell office:value-type="float" office:value="0.0000415450624772553" calcext:value-type="float">
            <text:p>4,15E-05</text:p>
          </table:table-cell>
          <table:table-cell table:style-name="Default" office:value-type="float" office:value="0.000103174041851537" calcext:value-type="float">
            <text:p>0,000103174</text:p>
          </table:table-cell>
          <table:table-cell office:value-type="float" office:value="0.0000649497876270223" calcext:value-type="float">
            <text:p>6,49E-05</text:p>
          </table:table-cell>
          <table:table-cell office:value-type="float" office:value="0.0000630076459033382" calcext:value-type="float">
            <text:p>6,30E-05</text:p>
          </table:table-cell>
        </table:table-row>
        <table:table-row table:style-name="ro1">
          <table:table-cell office:value-type="float" office:value="0.000423685044715307" calcext:value-type="float">
            <text:p>0,000423685</text:p>
          </table:table-cell>
          <table:table-cell office:value-type="float" office:value="0.000304482251394646" calcext:value-type="float">
            <text:p>0,0003044823</text:p>
          </table:table-cell>
          <table:table-cell office:value-type="float" office:value="0.000173275874283444" calcext:value-type="float">
            <text:p>0,0001732759</text:p>
          </table:table-cell>
          <table:table-cell office:value-type="float" office:value="0.0000827773280299077" calcext:value-type="float">
            <text:p>8,28E-05</text:p>
          </table:table-cell>
          <table:table-cell office:value-type="float" office:value="0.0000306559318089778" calcext:value-type="float">
            <text:p>3,07E-05</text:p>
          </table:table-cell>
          <table:table-cell office:value-type="float" office:value="0.0000306661175668072" calcext:value-type="float">
            <text:p>3,07E-05</text:p>
          </table:table-cell>
          <table:table-cell office:value-type="float" office:value="0.0000309674386435289" calcext:value-type="float">
            <text:p>3,10E-05</text:p>
          </table:table-cell>
        </table:table-row>
        <table:table-row table:style-name="ro1">
          <table:table-cell office:value-type="float" office:value="0.000439594671718572" calcext:value-type="float">
            <text:p>0,0004395947</text:p>
          </table:table-cell>
          <table:table-cell office:value-type="float" office:value="0.000277663565656717" calcext:value-type="float">
            <text:p>0,0002776636</text:p>
          </table:table-cell>
          <table:table-cell office:value-type="float" office:value="0.000224327814160433" calcext:value-type="float">
            <text:p>0,0002243278</text:p>
          </table:table-cell>
          <table:table-cell office:value-type="float" office:value="0.0000902276184505037" calcext:value-type="float">
            <text:p>9,02E-05</text:p>
          </table:table-cell>
          <table:table-cell office:value-type="float" office:value="0.0000426449600828238" calcext:value-type="float">
            <text:p>4,26E-05</text:p>
          </table:table-cell>
          <table:table-cell office:value-type="float" office:value="0.0000426033855840732" calcext:value-type="float">
            <text:p>4,26E-05</text:p>
          </table:table-cell>
          <table:table-cell office:value-type="float" office:value="0.0000394749181986496" calcext:value-type="float">
            <text:p>3,95E-05</text:p>
          </table:table-cell>
        </table:table-row>
        <table:table-row table:style-name="ro1">
          <table:table-cell office:value-type="float" office:value="0.000370383075071567" calcext:value-type="float">
            <text:p>0,0003703831</text:p>
          </table:table-cell>
          <table:table-cell office:value-type="float" office:value="0.000261024050316049" calcext:value-type="float">
            <text:p>0,0002610241</text:p>
          </table:table-cell>
          <table:table-cell office:value-type="float" office:value="0.000129239908752255" calcext:value-type="float">
            <text:p>0,0001292399</text:p>
          </table:table-cell>
          <table:table-cell office:value-type="float" office:value="0.0000360449815082131" calcext:value-type="float">
            <text:p>3,60E-05</text:p>
          </table:table-cell>
          <table:table-cell office:value-type="float" office:value="0.0000434803942467207" calcext:value-type="float">
            <text:p>4,35E-05</text:p>
          </table:table-cell>
          <table:table-cell office:value-type="float" office:value="0.00004399663288937" calcext:value-type="float">
            <text:p>4,40E-05</text:p>
          </table:table-cell>
          <table:table-cell office:value-type="float" office:value="0.0000388484553658256" calcext:value-type="float">
            <text:p>3,88E-05</text:p>
          </table:table-cell>
        </table:table-row>
        <table:table-row table:style-name="ro1">
          <table:table-cell office:value-type="float" office:value="0.000421485117601281" calcext:value-type="float">
            <text:p>0,0004214851</text:p>
          </table:table-cell>
          <table:table-cell office:value-type="float" office:value="0.000349457382733486" calcext:value-type="float">
            <text:p>0,0003494574</text:p>
          </table:table-cell>
          <table:table-cell office:value-type="float" office:value="0.000173797605068345" calcext:value-type="float">
            <text:p>0,0001737976</text:p>
          </table:table-cell>
          <table:table-cell office:value-type="float" office:value="0.0000772271564639955" calcext:value-type="float">
            <text:p>7,72E-05</text:p>
          </table:table-cell>
          <table:table-cell office:value-type="float" office:value="0.0000260652487102759" calcext:value-type="float">
            <text:p>2,61E-05</text:p>
          </table:table-cell>
          <table:table-cell office:value-type="float" office:value="0.0000261313754819711" calcext:value-type="float">
            <text:p>2,61E-05</text:p>
          </table:table-cell>
          <table:table-cell office:value-type="float" office:value="0.0000260111979756491" calcext:value-type="float">
            <text:p>2,60E-05</text:p>
          </table:table-cell>
        </table:table-row>
        <table:table-row table:style-name="ro1">
          <table:table-cell table:style-name="ce1" office:value-type="float" office:value="0.0000907999658381592" calcext:value-type="float">
            <text:p>9,08E-05</text:p>
          </table:table-cell>
          <table:table-cell table:style-name="ce1" office:value-type="float" office:value="0.000065980778644344" calcext:value-type="float">
            <text:p>6,60E-05</text:p>
          </table:table-cell>
          <table:table-cell table:style-name="ce1" office:value-type="float" office:value="0.0000167554988794855" calcext:value-type="float">
            <text:p>1,68E-05</text:p>
          </table:table-cell>
          <table:table-cell office:value-type="float" office:value="0.0000223792829364129" calcext:value-type="float">
            <text:p>2,24E-05</text:p>
          </table:table-cell>
          <table:table-cell table:style-name="Default" office:value-type="float" office:value="0.000131941616261868" calcext:value-type="float">
            <text:p>0,0001319416</text:p>
          </table:table-cell>
          <table:table-cell office:value-type="float" office:value="0.0000804990693051969" calcext:value-type="float">
            <text:p>8,05E-05</text:p>
          </table:table-cell>
          <table:table-cell office:value-type="float" office:value="0.000016787984209628" calcext:value-type="float">
            <text:p>1,68E-05</text:p>
          </table:table-cell>
        </table:table-row>
        <table:table-row table:style-name="ro1">
          <table:table-cell office:value-type="float" office:value="0.000437199892907668" calcext:value-type="float">
            <text:p>0,0004371999</text:p>
          </table:table-cell>
          <table:table-cell office:value-type="float" office:value="0.000329931635257335" calcext:value-type="float">
            <text:p>0,0003299316</text:p>
          </table:table-cell>
          <table:table-cell office:value-type="float" office:value="0.00019125903909037" calcext:value-type="float">
            <text:p>0,000191259</text:p>
          </table:table-cell>
          <table:table-cell office:value-type="float" office:value="0.0000950125592739934" calcext:value-type="float">
            <text:p>9,50E-05</text:p>
          </table:table-cell>
          <table:table-cell office:value-type="float" office:value="0.0000268349852883023" calcext:value-type="float">
            <text:p>2,68E-05</text:p>
          </table:table-cell>
          <table:table-cell office:value-type="float" office:value="0.0000334281333673733" calcext:value-type="float">
            <text:p>3,34E-05</text:p>
          </table:table-cell>
          <table:table-cell office:value-type="float" office:value="0.0000266282521366395" calcext:value-type="float">
            <text:p>2,66E-05</text:p>
          </table:table-cell>
        </table:table-row>
        <table:table-row table:style-name="ro1">
          <table:table-cell office:value-type="float" office:value="0.000414304142678228" calcext:value-type="float">
            <text:p>0,0004143041</text:p>
          </table:table-cell>
          <table:table-cell office:value-type="float" office:value="0.000301749642290255" calcext:value-type="float">
            <text:p>0,0003017496</text:p>
          </table:table-cell>
          <table:table-cell office:value-type="float" office:value="0.000169312389677459" calcext:value-type="float">
            <text:p>0,0001693124</text:p>
          </table:table-cell>
          <table:table-cell office:value-type="float" office:value="0.0000748991946379648" calcext:value-type="float">
            <text:p>7,49E-05</text:p>
          </table:table-cell>
          <table:table-cell office:value-type="float" office:value="0.0000260122659543105" calcext:value-type="float">
            <text:p>2,60E-05</text:p>
          </table:table-cell>
          <table:table-cell office:value-type="float" office:value="0.0000255945299110584" calcext:value-type="float">
            <text:p>2,56E-05</text:p>
          </table:table-cell>
          <table:table-cell office:value-type="float" office:value="0.0000261481471649562" calcext:value-type="float">
            <text:p>2,61E-05</text:p>
          </table:table-cell>
        </table:table-row>
        <table:table-row table:style-name="ro1">
          <table:table-cell office:value-type="float" office:value="0.000410446821646353" calcext:value-type="float">
            <text:p>0,0004104468</text:p>
          </table:table-cell>
          <table:table-cell office:value-type="float" office:value="0.000309492152327869" calcext:value-type="float">
            <text:p>0,0003094922</text:p>
          </table:table-cell>
          <table:table-cell office:value-type="float" office:value="0.00017411763378897" calcext:value-type="float">
            <text:p>0,0001741176</text:p>
          </table:table-cell>
          <table:table-cell office:value-type="float" office:value="0.0000706865970818855" calcext:value-type="float">
            <text:p>7,07E-05</text:p>
          </table:table-cell>
          <table:table-cell office:value-type="float" office:value="0.0000135738945318051" calcext:value-type="float">
            <text:p>1,36E-05</text:p>
          </table:table-cell>
          <table:table-cell office:value-type="float" office:value="0.0000153848692160556" calcext:value-type="float">
            <text:p>1,54E-05</text:p>
          </table:table-cell>
          <table:table-cell office:value-type="float" office:value="0.0000133617513788685" calcext:value-type="float">
            <text:p>1,34E-05</text:p>
          </table:table-cell>
        </table:table-row>
        <table:table-row table:style-name="ro1">
          <table:table-cell office:value-type="float" office:value="0.000388577202944177" calcext:value-type="float">
            <text:p>0,0003885772</text:p>
          </table:table-cell>
          <table:table-cell office:value-type="float" office:value="0.000278211960134522" calcext:value-type="float">
            <text:p>0,000278212</text:p>
          </table:table-cell>
          <table:table-cell office:value-type="float" office:value="0.000160312983457297" calcext:value-type="float">
            <text:p>0,000160313</text:p>
          </table:table-cell>
          <table:table-cell office:value-type="float" office:value="0.0000682413226759354" calcext:value-type="float">
            <text:p>6,82E-05</text:p>
          </table:table-cell>
          <table:table-cell office:value-type="float" office:value="0.0000491225617895876" calcext:value-type="float">
            <text:p>4,91E-05</text:p>
          </table:table-cell>
          <table:table-cell office:value-type="float" office:value="0.0000357695161887063" calcext:value-type="float">
            <text:p>3,58E-05</text:p>
          </table:table-cell>
          <table:table-cell office:value-type="float" office:value="0.0000322070006025589" calcext:value-type="float">
            <text:p>3,22E-05</text:p>
          </table:table-cell>
        </table:table-row>
      </table:table>
      <table:table table:name="60 warmup" table:style-name="ta1">
        <table:shapes>
          <draw:frame draw:z-index="0" draw:style-name="gr1" draw:text-style-name="P1" svg:width="159.99mm" svg:height="89.99mm" svg:x="42.86mm" svg:y="3.66mm">
            <loext:p draw:notify-on-update-of-ranges="'60 warmup'.A1:'60 warmup'.A1 '60 warmup'.A2:'60 warmup'.A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row table:style-name="ro1">
          <table:table-cell office:value-type="string" calcext:value-type="string">
            <text:p>60 warmup</text:p>
          </table:table-cell>
        </table:table-row>
        <table:table-row table:style-name="ro1">
          <table:table-cell office:value-type="float" office:value="0.0000300734068207134" calcext:value-type="float">
            <text:p>3,01E-05</text:p>
          </table:table-cell>
        </table:table-row>
        <table:table-row table:style-name="ro1">
          <table:table-cell office:value-type="float" office:value="0.0000298593241064433" calcext:value-type="float">
            <text:p>2,99E-05</text:p>
          </table:table-cell>
        </table:table-row>
        <table:table-row table:style-name="ro1">
          <table:table-cell office:value-type="float" office:value="0.0000249106060826256" calcext:value-type="float">
            <text:p>2,49E-05</text:p>
          </table:table-cell>
        </table:table-row>
        <table:table-row table:style-name="ro1">
          <table:table-cell office:value-type="float" office:value="0.0000173206923200466" calcext:value-type="float">
            <text:p>1,73E-05</text:p>
          </table:table-cell>
        </table:table-row>
        <table:table-row table:style-name="ro1">
          <table:table-cell office:value-type="float" office:value="0.0000522688891480637" calcext:value-type="float">
            <text:p>5,23E-05</text:p>
          </table:table-cell>
        </table:table-row>
        <table:table-row table:style-name="ro1">
          <table:table-cell office:value-type="float" office:value="0.0000197894044465993" calcext:value-type="float">
            <text:p>1,98E-05</text:p>
          </table:table-cell>
        </table:table-row>
        <table:table-row table:style-name="ro1">
          <table:table-cell office:value-type="float" office:value="0.0000147759060591906" calcext:value-type="float">
            <text:p>1,48E-05</text:p>
          </table:table-cell>
        </table:table-row>
        <table:table-row table:style-name="ro1">
          <table:table-cell office:value-type="float" office:value="0.000014398802311351" calcext:value-type="float">
            <text:p>1,44E-05</text:p>
          </table:table-cell>
        </table:table-row>
        <table:table-row table:style-name="ro1">
          <table:table-cell office:value-type="float" office:value="0.000068048902895717" calcext:value-type="float">
            <text:p>6,80E-05</text:p>
          </table:table-cell>
        </table:table-row>
        <table:table-row table:style-name="ro1">
          <table:table-cell office:value-type="float" office:value="0.0000137204231824759" calcext:value-type="float">
            <text:p>1,37E-05</text:p>
          </table:table-cell>
        </table:table-row>
        <table:table-row table:style-name="ro1">
          <table:table-cell office:value-type="float" office:value="0.0000226939682424175" calcext:value-type="float">
            <text:p>2,27E-05</text:p>
          </table:table-cell>
        </table:table-row>
        <table:table-row table:style-name="ro1">
          <table:table-cell office:value-type="float" office:value="0.0000114743839317554" calcext:value-type="float">
            <text:p>1,1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6:43:09.909563564</meta:creation-date>
    <dc:date>2016-12-27T09:14:06.996913462</dc:date>
    <meta:editing-duration>PT21H21M54S</meta:editing-duration>
    <meta:editing-cycles>2</meta:editing-cycles>
    <meta:generator>LibreOffice/5.0.6.2$Linux_X86_64 LibreOffice_project/00m0$Build-2</meta:generator>
    <meta:document-statistic meta:table-count="5" meta:cell-count="36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31cm" svg:y="3.705cm" style:legend-expansion="high" chart:style-name="ch2"/>
        <chart:plot-area chart:style-name="ch3" table:cell-range-address="'Run count effect'.A1:'Run count effect'.C15" chart:data-source-has-labels="row" svg:x="0.319cm" svg:y="0.18cm" svg:width="12.693cm" svg:height="8.645cm">
          <chartooo:coordinate-region svg:x="1.602cm" svg:y="0.379cm" svg:width="11.22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un count effect'.A2:'Run count effect'.A15" chart:label-cell-address="'Run count effect'.A1:'Run count effect'.A1" chart:class="chart:line">
            <chart:data-point chart:repeated="14"/>
          </chart:series>
          <chart:series chart:style-name="ch7" chart:values-cell-range-address="'Run count effect'.B2:'Run count effect'.B15" chart:label-cell-address="'Run count effect'.B1:'Run count effect'.B1" chart:class="chart:line">
            <chart:data-point chart:repeated="14"/>
          </chart:series>
          <chart:series chart:style-name="ch8" chart:values-cell-range-address="'Run count effect'.C2:'Run count effect'.C15" chart:label-cell-address="'Run count effect'.C1:'Run count effect'.C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un</text:p>
                <draw:g>
                  <svg:desc>'Run count effect'.A1:'Run count effect'.A1</svg:desc>
                </draw:g>
              </table:table-cell>
              <table:table-cell office:value-type="string">
                <text:p>10 runs</text:p>
                <draw:g>
                  <svg:desc>'Run count effect'.B1:'Run count effect'.B1</svg:desc>
                </draw:g>
              </table:table-cell>
              <table:table-cell office:value-type="string">
                <text:p>100 runs</text:p>
                <draw:g>
                  <svg:desc>'Run count effect'.C1:'Run count effec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31729371373098">
                <text:p>0.000631729371373098</text:p>
                <draw:g>
                  <svg:desc>'Run count effect'.A2:'Run count effect'.A15</svg:desc>
                </draw:g>
              </table:table-cell>
              <table:table-cell office:value-type="float" office:value="0.000484010879146338">
                <text:p>0.000484010879146338</text:p>
                <draw:g>
                  <svg:desc>'Run count effect'.B2:'Run count effect'.B15</svg:desc>
                </draw:g>
              </table:table-cell>
              <table:table-cell office:value-type="float" office:value="0.000142191268218746">
                <text:p>0.000142191268218746</text:p>
                <draw:g>
                  <svg:desc>'Run count effect'.C2:'Run count effect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84274065487999">
                <text:p>0.000584274065487999</text:p>
              </table:table-cell>
              <table:table-cell office:value-type="float" office:value="0.000376513446109022">
                <text:p>0.000376513446109022</text:p>
              </table:table-cell>
              <table:table-cell office:value-type="float" office:value="0.0000369535259638572">
                <text:p>0.000036953525963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25088693193426">
                <text:p>0.000625088693193426</text:p>
              </table:table-cell>
              <table:table-cell office:value-type="float" office:value="0.000478273409042603">
                <text:p>0.000478273409042603</text:p>
              </table:table-cell>
              <table:table-cell office:value-type="float" office:value="0.0000699059617923973">
                <text:p>0.0000699059617923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08316660104165">
                <text:p>0.000208316660104165</text:p>
              </table:table-cell>
              <table:table-cell office:value-type="float" office:value="0.00013856860563238">
                <text:p>0.00013856860563238</text:p>
              </table:table-cell>
              <table:table-cell office:value-type="float" office:value="0.0000087939684236294">
                <text:p>0.0000087939684236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07197000558932">
                <text:p>0.000507197000558932</text:p>
              </table:table-cell>
              <table:table-cell office:value-type="float" office:value="0.000376364991772689">
                <text:p>0.000376364991772689</text:p>
              </table:table-cell>
              <table:table-cell office:value-type="float" office:value="0.0000321677071877322">
                <text:p>0.0000321677071877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05408749703912">
                <text:p>0.000705408749703912</text:p>
              </table:table-cell>
              <table:table-cell office:value-type="float" office:value="0.000475433890100164">
                <text:p>0.000475433890100164</text:p>
              </table:table-cell>
              <table:table-cell office:value-type="float" office:value="0.0000697502960948957">
                <text:p>0.0000697502960948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22137183321603">
                <text:p>0.000622137183321603</text:p>
              </table:table-cell>
              <table:table-cell office:value-type="float" office:value="0.000568594080920654">
                <text:p>0.000568594080920654</text:p>
              </table:table-cell>
              <table:table-cell office:value-type="float" office:value="0.0000948231295834718">
                <text:p>0.0000948231295834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31465401867908">
                <text:p>0.000531465401867908</text:p>
              </table:table-cell>
              <table:table-cell office:value-type="float" office:value="0.000391889136301298">
                <text:p>0.000391889136301298</text:p>
              </table:table-cell>
              <table:table-cell office:value-type="float" office:value="0.0000990935474610149">
                <text:p>0.0000990935474610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55851015553635">
                <text:p>0.000655851015553635</text:p>
              </table:table-cell>
              <table:table-cell office:value-type="float" office:value="0.000481023941858243">
                <text:p>0.000481023941858243</text:p>
              </table:table-cell>
              <table:table-cell office:value-type="float" office:value="0.0000751514812394492">
                <text:p>0.0000751514812394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16900272812008">
                <text:p>0.000616900272812008</text:p>
              </table:table-cell>
              <table:table-cell office:value-type="float" office:value="0.000459196851855052">
                <text:p>0.000459196851855052</text:p>
              </table:table-cell>
              <table:table-cell office:value-type="float" office:value="0.0000676341636113441">
                <text:p>0.0000676341636113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40269777654828">
                <text:p>0.000640269777654828</text:p>
              </table:table-cell>
              <table:table-cell office:value-type="float" office:value="0.000483031615760549">
                <text:p>0.000483031615760549</text:p>
              </table:table-cell>
              <table:table-cell office:value-type="float" office:value="0.0000594686986914773">
                <text:p>0.0000594686986914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77052429645602">
                <text:p>0.000777052429645602</text:p>
              </table:table-cell>
              <table:table-cell office:value-type="float" office:value="0.000492480646845977">
                <text:p>0.000492480646845977</text:p>
              </table:table-cell>
              <table:table-cell office:value-type="float" office:value="0.0000760832966990434">
                <text:p>0.0000760832966990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91378317346059">
                <text:p>0.000591378317346059</text:p>
              </table:table-cell>
              <table:table-cell office:value-type="float" office:value="0.000446837337519845">
                <text:p>0.000446837337519845</text:p>
              </table:table-cell>
              <table:table-cell office:value-type="float" office:value="0.0000935372781598216">
                <text:p>0.0000935372781598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862752222584211">
                <text:p>0.000862752222584211</text:p>
              </table:table-cell>
              <table:table-cell office:value-type="float" office:value="0.000479459201323281">
                <text:p>0.000479459201323281</text:p>
              </table:table-cell>
              <table:table-cell office:value-type="float" office:value="0.0000720890789798528">
                <text:p>0.0000720890789798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19cm" svg:y="2.956cm" style:legend-expansion="high" chart:style-name="ch2"/>
        <chart:plot-area chart:style-name="ch3" table:cell-range-address="'Warmup effect'.A1:'Warmup effect'.F19" chart:data-source-has-labels="row" svg:x="0.32cm" svg:y="0.18cm" svg:width="11.079cm" svg:height="8.64cm">
          <chartooo:coordinate-region svg:x="1.603cm" svg:y="0.379cm" svg:width="9.6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armup effect'.A2:'Warmup effect'.A19" chart:label-cell-address="'Warmup effect'.A1:'Warmup effect'.A1" chart:class="chart:line">
            <chart:data-point chart:repeated="18"/>
          </chart:series>
          <chart:series chart:style-name="ch7" chart:values-cell-range-address="'Warmup effect'.B2:'Warmup effect'.B19" chart:label-cell-address="'Warmup effect'.B1:'Warmup effect'.B1" chart:class="chart:line">
            <chart:data-point chart:repeated="18"/>
          </chart:series>
          <chart:series chart:style-name="ch8" chart:values-cell-range-address="'Warmup effect'.C2:'Warmup effect'.C19" chart:label-cell-address="'Warmup effect'.C1:'Warmup effect'.C1" chart:class="chart:line">
            <chart:data-point chart:repeated="18"/>
          </chart:series>
          <chart:series chart:style-name="ch9" chart:values-cell-range-address="'Warmup effect'.D2:'Warmup effect'.D19" chart:label-cell-address="'Warmup effect'.D1:'Warmup effect'.D1" chart:class="chart:line">
            <chart:data-point chart:repeated="18"/>
          </chart:series>
          <chart:series chart:style-name="ch10" chart:values-cell-range-address="'Warmup effect'.E2:'Warmup effect'.E19" chart:label-cell-address="'Warmup effect'.E1:'Warmup effect'.E1" chart:class="chart:line">
            <chart:data-point chart:repeated="18"/>
          </chart:series>
          <chart:series chart:style-name="ch11" chart:values-cell-range-address="'Warmup effect'.F2:'Warmup effect'.F19" chart:label-cell-address="'Warmup effect'.F1:'Warmup effect'.F1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un</text:p>
                <draw:g>
                  <svg:desc>'Warmup effect'.A1:'Warmup effect'.A1</svg:desc>
                </draw:g>
              </table:table-cell>
              <table:table-cell office:value-type="string">
                <text:p>1 run + warmup</text:p>
                <draw:g>
                  <svg:desc>'Warmup effect'.B1:'Warmup effect'.B1</svg:desc>
                </draw:g>
              </table:table-cell>
              <table:table-cell office:value-type="string">
                <text:p>10 runs</text:p>
                <draw:g>
                  <svg:desc>'Warmup effect'.C1:'Warmup effect'.C1</svg:desc>
                </draw:g>
              </table:table-cell>
              <table:table-cell office:value-type="string">
                <text:p>10 runs + warmup</text:p>
                <draw:g>
                  <svg:desc>'Warmup effect'.D1:'Warmup effect'.D1</svg:desc>
                </draw:g>
              </table:table-cell>
              <table:table-cell office:value-type="string">
                <text:p>100 runs</text:p>
                <draw:g>
                  <svg:desc>'Warmup effect'.E1:'Warmup effect'.E1</svg:desc>
                </draw:g>
              </table:table-cell>
              <table:table-cell office:value-type="string">
                <text:p>100 runs + warmup</text:p>
                <draw:g>
                  <svg:desc>'Warmup effect'.F1:'Warmup effec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76370108243552">
                <text:p>0.000976370108243552</text:p>
                <draw:g>
                  <svg:desc>'Warmup effect'.A2:'Warmup effect'.A19</svg:desc>
                </draw:g>
              </table:table-cell>
              <table:table-cell office:value-type="float" office:value="0.000216173596317681">
                <text:p>0.000216173596317681</text:p>
                <draw:g>
                  <svg:desc>'Warmup effect'.B2:'Warmup effect'.B19</svg:desc>
                </draw:g>
              </table:table-cell>
              <table:table-cell office:value-type="float" office:value="0.000270664978505241">
                <text:p>0.000270664978505241</text:p>
                <draw:g>
                  <svg:desc>'Warmup effect'.C2:'Warmup effect'.C19</svg:desc>
                </draw:g>
              </table:table-cell>
              <table:table-cell office:value-type="float" office:value="0.000264239788672321">
                <text:p>0.000264239788672321</text:p>
                <draw:g>
                  <svg:desc>'Warmup effect'.D2:'Warmup effect'.D19</svg:desc>
                </draw:g>
              </table:table-cell>
              <table:table-cell office:value-type="float" office:value="0.0000520098887553402">
                <text:p>0.0000520098887553402</text:p>
                <draw:g>
                  <svg:desc>'Warmup effect'.E2:'Warmup effect'.E19</svg:desc>
                </draw:g>
              </table:table-cell>
              <table:table-cell office:value-type="float" office:value="0.0000453129326830676">
                <text:p>0.0000453129326830676</text:p>
                <draw:g>
                  <svg:desc>'Warmup effect'.F2:'Warmup effect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77433446609231">
                <text:p>0.000677433446609231</text:p>
              </table:table-cell>
              <table:table-cell office:value-type="float" office:value="0.000497975067671172">
                <text:p>0.000497975067671172</text:p>
              </table:table-cell>
              <table:table-cell office:value-type="float" office:value="0.000380020024975651">
                <text:p>0.000380020024975651</text:p>
              </table:table-cell>
              <table:table-cell office:value-type="float" office:value="0.000242184452292408">
                <text:p>0.000242184452292408</text:p>
              </table:table-cell>
              <table:table-cell office:value-type="float" office:value="0.0000568353790783103">
                <text:p>0.0000568353790783103</text:p>
              </table:table-cell>
              <table:table-cell office:value-type="float" office:value="0.000056456329894333">
                <text:p>0.000056456329894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23140859739589">
                <text:p>0.000623140859739589</text:p>
              </table:table-cell>
              <table:table-cell office:value-type="float" office:value="0.000539582815959271">
                <text:p>0.000539582815959271</text:p>
              </table:table-cell>
              <table:table-cell office:value-type="float" office:value="0.000420748971112445">
                <text:p>0.000420748971112445</text:p>
              </table:table-cell>
              <table:table-cell office:value-type="float" office:value="0.000285451788045087">
                <text:p>0.000285451788045087</text:p>
              </table:table-cell>
              <table:table-cell office:value-type="float" office:value="0.0000588846762472907">
                <text:p>0.0000588846762472907</text:p>
              </table:table-cell>
              <table:table-cell office:value-type="float" office:value="0.0000546578361641677">
                <text:p>0.0000546578361641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84942258243245">
                <text:p>0.00184942258243245</text:p>
              </table:table-cell>
              <table:table-cell office:value-type="float" office:value="0.00193708903944669">
                <text:p>0.00193708903944669</text:p>
              </table:table-cell>
              <table:table-cell office:value-type="float" office:value="0.00193736772062723">
                <text:p>0.00193736772062723</text:p>
              </table:table-cell>
              <table:table-cell office:value-type="float" office:value="0.00194884943656145">
                <text:p>0.00194884943656145</text:p>
              </table:table-cell>
              <table:table-cell office:value-type="float" office:value="0.00193181052498613">
                <text:p>0.00193181052498613</text:p>
              </table:table-cell>
              <table:table-cell office:value-type="float" office:value="0.00194529836648167">
                <text:p>0.00194529836648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87863129572428">
                <text:p>0.000487863129572428</text:p>
              </table:table-cell>
              <table:table-cell office:value-type="float" office:value="0.000569948578581922">
                <text:p>0.000569948578581922</text:p>
              </table:table-cell>
              <table:table-cell office:value-type="float" office:value="0.000342429288237685">
                <text:p>0.000342429288237685</text:p>
              </table:table-cell>
              <table:table-cell office:value-type="float" office:value="0.000199048925629668">
                <text:p>0.000199048925629668</text:p>
              </table:table-cell>
              <table:table-cell office:value-type="float" office:value="0.0000614413928154353">
                <text:p>0.0000614413928154353</text:p>
              </table:table-cell>
              <table:table-cell office:value-type="float" office:value="0.0000570292505033831">
                <text:p>0.0000570292505033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45092257304009">
                <text:p>0.000545092257304009</text:p>
              </table:table-cell>
              <table:table-cell office:value-type="float" office:value="0.000572351878750362">
                <text:p>0.000572351878750362</text:p>
              </table:table-cell>
              <table:table-cell office:value-type="float" office:value="0.000428237331182407">
                <text:p>0.000428237331182407</text:p>
              </table:table-cell>
              <table:table-cell office:value-type="float" office:value="0.000313749909365422">
                <text:p>0.000313749909365422</text:p>
              </table:table-cell>
              <table:table-cell office:value-type="float" office:value="0.0000562273569801702">
                <text:p>0.0000562273569801702</text:p>
              </table:table-cell>
              <table:table-cell office:value-type="float" office:value="0.0000587453741068897">
                <text:p>0.0000587453741068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87524219512917">
                <text:p>0.000587524219512917</text:p>
              </table:table-cell>
              <table:table-cell office:value-type="float" office:value="0.000530284040130503">
                <text:p>0.000530284040130503</text:p>
              </table:table-cell>
              <table:table-cell office:value-type="float" office:value="0.000423404608373597">
                <text:p>0.000423404608373597</text:p>
              </table:table-cell>
              <table:table-cell office:value-type="float" office:value="0.000294299969071481">
                <text:p>0.000294299969071481</text:p>
              </table:table-cell>
              <table:table-cell office:value-type="float" office:value="0.0000782834731031321">
                <text:p>0.0000782834731031321</text:p>
              </table:table-cell>
              <table:table-cell office:value-type="float" office:value="0.0000673422391602231">
                <text:p>0.0000673422391602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81970185447501">
                <text:p>0.000581970185447501</text:p>
              </table:table-cell>
              <table:table-cell office:value-type="float" office:value="0.000429709699265531">
                <text:p>0.000429709699265531</text:p>
              </table:table-cell>
              <table:table-cell office:value-type="float" office:value="0.000382858901920214">
                <text:p>0.000382858901920214</text:p>
              </table:table-cell>
              <table:table-cell office:value-type="float" office:value="0.000292928448187781">
                <text:p>0.000292928448187781</text:p>
              </table:table-cell>
              <table:table-cell office:value-type="float" office:value="0.00013608205867028">
                <text:p>0.00013608205867028</text:p>
              </table:table-cell>
              <table:table-cell office:value-type="float" office:value="0.000135190542864555">
                <text:p>0.000135190542864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31275881876554">
                <text:p>0.000631275881876554</text:p>
              </table:table-cell>
              <table:table-cell office:value-type="float" office:value="0.000510346881516429">
                <text:p>0.000510346881516429</text:p>
              </table:table-cell>
              <table:table-cell office:value-type="float" office:value="0.000415681066938577">
                <text:p>0.000415681066938577</text:p>
              </table:table-cell>
              <table:table-cell office:value-type="float" office:value="0.000278351446099357">
                <text:p>0.000278351446099357</text:p>
              </table:table-cell>
              <table:table-cell office:value-type="float" office:value="0.0000577373001295797">
                <text:p>0.0000577373001295797</text:p>
              </table:table-cell>
              <table:table-cell office:value-type="float" office:value="0.0000386044397844282">
                <text:p>0.0000386044397844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67871845066607">
                <text:p>0.000267871845066607</text:p>
              </table:table-cell>
              <table:table-cell office:value-type="float" office:value="0.00026278886843966">
                <text:p>0.00026278886843966</text:p>
              </table:table-cell>
              <table:table-cell office:value-type="float" office:value="0.000203028426489995">
                <text:p>0.000203028426489995</text:p>
              </table:table-cell>
              <table:table-cell office:value-type="float" office:value="0.000114094894109631">
                <text:p>0.000114094894109631</text:p>
              </table:table-cell>
              <table:table-cell office:value-type="float" office:value="0.0000599639019238064">
                <text:p>0.0000599639019238064</text:p>
              </table:table-cell>
              <table:table-cell office:value-type="float" office:value="0.0000605856740776031">
                <text:p>0.0000605856740776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88118163183905">
                <text:p>0.000488118163183905</text:p>
              </table:table-cell>
              <table:table-cell office:value-type="float" office:value="0.00039306144291848">
                <text:p>0.00039306144291848</text:p>
              </table:table-cell>
              <table:table-cell office:value-type="float" office:value="0.000297605760419901">
                <text:p>0.000297605760419901</text:p>
              </table:table-cell>
              <table:table-cell office:value-type="float" office:value="0.000193513955239875">
                <text:p>0.000193513955239875</text:p>
              </table:table-cell>
              <table:table-cell office:value-type="float" office:value="0.0000894759882425725">
                <text:p>0.0000894759882425725</text:p>
              </table:table-cell>
              <table:table-cell office:value-type="float" office:value="0.0000735933516297369">
                <text:p>0.0000735933516297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89571888141535">
                <text:p>0.000189571888141535</text:p>
              </table:table-cell>
              <table:table-cell office:value-type="float" office:value="0.0000728411497661964">
                <text:p>0.0000728411497661964</text:p>
              </table:table-cell>
              <table:table-cell office:value-type="float" office:value="0.0000491369879170561">
                <text:p>0.0000491369879170561</text:p>
              </table:table-cell>
              <table:table-cell office:value-type="float" office:value="0.000105792023294333">
                <text:p>0.000105792023294333</text:p>
              </table:table-cell>
              <table:table-cell office:value-type="float" office:value="0.000412325547421166">
                <text:p>0.000412325547421166</text:p>
              </table:table-cell>
              <table:table-cell office:value-type="float" office:value="0.000133881962214622">
                <text:p>0.000133881962214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09143388337029">
                <text:p>0.000409143388337029</text:p>
              </table:table-cell>
              <table:table-cell office:value-type="float" office:value="0.00043015314169769">
                <text:p>0.00043015314169769</text:p>
              </table:table-cell>
              <table:table-cell office:value-type="float" office:value="0.000290262653284615">
                <text:p>0.000290262653284615</text:p>
              </table:table-cell>
              <table:table-cell office:value-type="float" office:value="0.000185839155505419">
                <text:p>0.000185839155505419</text:p>
              </table:table-cell>
              <table:table-cell office:value-type="float" office:value="0.0000371397708903482">
                <text:p>0.0000371397708903482</text:p>
              </table:table-cell>
              <table:table-cell office:value-type="float" office:value="0.0000377515854726687">
                <text:p>0.0000377515854726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13075999818565">
                <text:p>0.000513075999818565</text:p>
              </table:table-cell>
              <table:table-cell office:value-type="float" office:value="0.000521153103545897">
                <text:p>0.000521153103545897</text:p>
              </table:table-cell>
              <table:table-cell office:value-type="float" office:value="0.000460552462873173">
                <text:p>0.000460552462873173</text:p>
              </table:table-cell>
              <table:table-cell office:value-type="float" office:value="0.000257720593074586">
                <text:p>0.000257720593074586</text:p>
              </table:table-cell>
              <table:table-cell office:value-type="float" office:value="0.0000540119185934057">
                <text:p>0.0000540119185934057</text:p>
              </table:table-cell>
              <table:table-cell office:value-type="float" office:value="0.000055245887593242">
                <text:p>0.000055245887593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36210748386494">
                <text:p>0.000636210748386494</text:p>
              </table:table-cell>
              <table:table-cell office:value-type="float" office:value="0.000521502671642323">
                <text:p>0.000521502671642323</text:p>
              </table:table-cell>
              <table:table-cell office:value-type="float" office:value="0.000413504007648973">
                <text:p>0.000413504007648973</text:p>
              </table:table-cell>
              <table:table-cell office:value-type="float" office:value="0.000279202154868368">
                <text:p>0.000279202154868368</text:p>
              </table:table-cell>
              <table:table-cell office:value-type="float" office:value="0.0000562850646716105">
                <text:p>0.0000562850646716105</text:p>
              </table:table-cell>
              <table:table-cell office:value-type="float" office:value="0.0000977126415533732">
                <text:p>0.0000977126415533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7005991880112">
                <text:p>0.0007005991880112</text:p>
              </table:table-cell>
              <table:table-cell office:value-type="float" office:value="0.000589991361270836">
                <text:p>0.000589991361270836</text:p>
              </table:table-cell>
              <table:table-cell office:value-type="float" office:value="0.000394900216781899">
                <text:p>0.000394900216781899</text:p>
              </table:table-cell>
              <table:table-cell office:value-type="float" office:value="0.000262754918099975">
                <text:p>0.000262754918099975</text:p>
              </table:table-cell>
              <table:table-cell office:value-type="float" office:value="0.0000645277841911906">
                <text:p>0.0000645277841911906</text:p>
              </table:table-cell>
              <table:table-cell office:value-type="float" office:value="0.0000656054943501357">
                <text:p>0.0000656054943501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732258112727774">
                <text:p>0.0000732258112727774</text:p>
              </table:table-cell>
              <table:table-cell office:value-type="float" office:value="0.0000340501131852612">
                <text:p>0.0000340501131852612</text:p>
              </table:table-cell>
              <table:table-cell office:value-type="float" office:value="0.0000273719216461859">
                <text:p>0.0000273719216461859</text:p>
              </table:table-cell>
              <table:table-cell office:value-type="float" office:value="0.0000294847129872372">
                <text:p>0.0000294847129872372</text:p>
              </table:table-cell>
              <table:table-cell office:value-type="float" office:value="0.0000507770663740026">
                <text:p>0.0000507770663740026</text:p>
              </table:table-cell>
              <table:table-cell office:value-type="float" office:value="0.0000372640819276598">
                <text:p>0.0000372640819276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02803007653835">
                <text:p>0.000202803007653835</text:p>
              </table:table-cell>
              <table:table-cell office:value-type="float" office:value="0.0000986020006167926">
                <text:p>0.0000986020006167926</text:p>
              </table:table-cell>
              <table:table-cell office:value-type="float" office:value="0.000123417960706002">
                <text:p>0.000123417960706002</text:p>
              </table:table-cell>
              <table:table-cell office:value-type="float" office:value="0.000098220446482542">
                <text:p>0.000098220446482542</text:p>
              </table:table-cell>
              <table:table-cell office:value-type="float" office:value="0.000089654366960392">
                <text:p>0.000089654366960392</text:p>
              </table:table-cell>
              <table:table-cell office:value-type="float" office:value="0.0000823732942681434">
                <text:p>0.0000823732942681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51cm" svg:y="2.956cm" style:legend-expansion="high" chart:style-name="ch2"/>
        <chart:plot-area chart:style-name="ch3" table:cell-range-address="warmup.A1:warmup.F16" chart:data-source-has-labels="row" svg:x="0.32cm" svg:y="0.18cm" svg:width="11.211cm" svg:height="8.64cm">
          <chartooo:coordinate-region svg:x="1.603cm" svg:y="0.379cm" svg:width="9.7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rmup.A2:warmup.A16" chart:label-cell-address="warmup.A1:warmup.A1" chart:class="chart:line">
            <chart:data-point chart:repeated="15"/>
          </chart:series>
          <chart:series chart:style-name="ch7" chart:values-cell-range-address="warmup.B2:warmup.B16" chart:label-cell-address="warmup.B1:warmup.B1" chart:class="chart:line">
            <chart:data-point chart:repeated="15"/>
          </chart:series>
          <chart:series chart:style-name="ch8" chart:values-cell-range-address="warmup.C2:warmup.C16" chart:label-cell-address="warmup.C1:warmup.C1" chart:class="chart:line">
            <chart:data-point chart:repeated="15"/>
          </chart:series>
          <chart:series chart:style-name="ch9" chart:values-cell-range-address="warmup.D2:warmup.D16" chart:label-cell-address="warmup.D1:warmup.D1" chart:class="chart:line">
            <chart:data-point chart:repeated="15"/>
          </chart:series>
          <chart:series chart:style-name="ch10" chart:values-cell-range-address="warmup.E2:warmup.E16" chart:label-cell-address="warmup.E1:warmup.E1" chart:class="chart:line">
            <chart:data-point chart:repeated="15"/>
          </chart:series>
          <chart:series chart:style-name="ch11" chart:values-cell-range-address="warmup.F2:warmup.F16" chart:label-cell-address="warmup.F1:warmup.F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warmup</text:p>
                <draw:g>
                  <svg:desc>warmup.A1:warmup.A1</svg:desc>
                </draw:g>
              </table:table-cell>
              <table:table-cell office:value-type="string">
                <text:p>11 warmup round</text:p>
                <draw:g>
                  <svg:desc>warmup.B1:warmup.B1</svg:desc>
                </draw:g>
              </table:table-cell>
              <table:table-cell office:value-type="string">
                <text:p>23 warmup rounds</text:p>
                <draw:g>
                  <svg:desc>warmup.C1:warmup.C1</svg:desc>
                </draw:g>
              </table:table-cell>
              <table:table-cell office:value-type="string">
                <text:p>36 warmup rounds</text:p>
                <draw:g>
                  <svg:desc>warmup.D1:warmup.D1</svg:desc>
                </draw:g>
              </table:table-cell>
              <table:table-cell office:value-type="string">
                <text:p>50 warmup rounds</text:p>
                <draw:g>
                  <svg:desc>warmup.E1:warmup.E1</svg:desc>
                </draw:g>
              </table:table-cell>
              <table:table-cell office:value-type="string">
                <text:p>65 warmup rounds</text:p>
                <draw:g>
                  <svg:desc>warmup.F1:warmup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28778296490347">
                <text:p>0.000628778296490347</text:p>
                <draw:g>
                  <svg:desc>warmup.A2:warmup.A16</svg:desc>
                </draw:g>
              </table:table-cell>
              <table:table-cell office:value-type="float" office:value="0.000392103253721724">
                <text:p>0.000392103253721724</text:p>
                <draw:g>
                  <svg:desc>warmup.B2:warmup.B16</svg:desc>
                </draw:g>
              </table:table-cell>
              <table:table-cell office:value-type="float" office:value="0.000243787148472509">
                <text:p>0.000243787148472509</text:p>
                <draw:g>
                  <svg:desc>warmup.C2:warmup.C16</svg:desc>
                </draw:g>
              </table:table-cell>
              <table:table-cell office:value-type="float" office:value="0.000129802382210985">
                <text:p>0.000129802382210985</text:p>
                <draw:g>
                  <svg:desc>warmup.D2:warmup.D16</svg:desc>
                </draw:g>
              </table:table-cell>
              <table:table-cell office:value-type="float" office:value="0.0000429094767167139">
                <text:p>0.0000429094767167139</text:p>
                <draw:g>
                  <svg:desc>warmup.E2:warmup.E16</svg:desc>
                </draw:g>
              </table:table-cell>
              <table:table-cell office:value-type="float" office:value="0.0000376938636800663">
                <text:p>0.0000376938636800663</text:p>
                <draw:g>
                  <svg:desc>warmup.F2:warmup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80683111951751">
                <text:p>0.000480683111951751</text:p>
              </table:table-cell>
              <table:table-cell office:value-type="float" office:value="0.000355437103988896">
                <text:p>0.000355437103988896</text:p>
              </table:table-cell>
              <table:table-cell office:value-type="float" office:value="0.000228864330506304">
                <text:p>0.000228864330506304</text:p>
              </table:table-cell>
              <table:table-cell office:value-type="float" office:value="0.000136016104480764">
                <text:p>0.000136016104480764</text:p>
              </table:table-cell>
              <table:table-cell office:value-type="float" office:value="0.0000680161984246003">
                <text:p>0.0000680161984246003</text:p>
              </table:table-cell>
              <table:table-cell office:value-type="float" office:value="0.0000219035343278691">
                <text:p>0.0000219035343278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00886415711833">
                <text:p>0.000200886415711833</text:p>
              </table:table-cell>
              <table:table-cell office:value-type="float" office:value="0.0000825366777479955">
                <text:p>0.0000825366777479955</text:p>
              </table:table-cell>
              <table:table-cell office:value-type="float" office:value="0.0000352574872228905">
                <text:p>0.0000352574872228905</text:p>
              </table:table-cell>
              <table:table-cell office:value-type="float" office:value="0.0000103771773371876">
                <text:p>0.0000103771773371876</text:p>
              </table:table-cell>
              <table:table-cell office:value-type="float" office:value="0.00000814771078080002">
                <text:p>0.00000814771078080002</text:p>
              </table:table-cell>
              <table:table-cell office:value-type="float" office:value="0.0000102844536465461">
                <text:p>0.0000102844536465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88945750637608">
                <text:p>0.000488945750637608</text:p>
              </table:table-cell>
              <table:table-cell office:value-type="float" office:value="0.000348148929217308">
                <text:p>0.000348148929217308</text:p>
              </table:table-cell>
              <table:table-cell office:value-type="float" office:value="0.000234902682295285">
                <text:p>0.000234902682295285</text:p>
              </table:table-cell>
              <table:table-cell office:value-type="float" office:value="0.000143460304878367">
                <text:p>0.000143460304878367</text:p>
              </table:table-cell>
              <table:table-cell office:value-type="float" office:value="0.0000830351657026481">
                <text:p>0.0000830351657026481</text:p>
              </table:table-cell>
              <table:table-cell office:value-type="float" office:value="0.0000395855135175302">
                <text:p>0.0000395855135175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01725217716457">
                <text:p>0.000401725217716457</text:p>
              </table:table-cell>
              <table:table-cell office:value-type="float" office:value="0.000283387964695065">
                <text:p>0.000283387964695065</text:p>
              </table:table-cell>
              <table:table-cell office:value-type="float" office:value="0.000185994992998538">
                <text:p>0.000185994992998538</text:p>
              </table:table-cell>
              <table:table-cell office:value-type="float" office:value="0.000104962808153965">
                <text:p>0.000104962808153965</text:p>
              </table:table-cell>
              <table:table-cell office:value-type="float" office:value="0.0000410236727519978">
                <text:p>0.0000410236727519978</text:p>
              </table:table-cell>
              <table:table-cell office:value-type="float" office:value="0.0000264174625505047">
                <text:p>0.0000264174625505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84569629174908">
                <text:p>0.000484569629174908</text:p>
              </table:table-cell>
              <table:table-cell office:value-type="float" office:value="0.000358353670982966">
                <text:p>0.000358353670982966</text:p>
              </table:table-cell>
              <table:table-cell office:value-type="float" office:value="0.000250168410692975">
                <text:p>0.000250168410692975</text:p>
              </table:table-cell>
              <table:table-cell office:value-type="float" office:value="0.000151543829448738">
                <text:p>0.000151543829448738</text:p>
              </table:table-cell>
              <table:table-cell office:value-type="float" office:value="0.0000789255404050179">
                <text:p>0.0000789255404050179</text:p>
              </table:table-cell>
              <table:table-cell office:value-type="float" office:value="0.0000201465782661758">
                <text:p>0.0000201465782661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0347165846865">
                <text:p>0.00040347165846865</text:p>
              </table:table-cell>
              <table:table-cell office:value-type="float" office:value="0.0002274242818766">
                <text:p>0.0002274242818766</text:p>
              </table:table-cell>
              <table:table-cell office:value-type="float" office:value="0.000114338471072276">
                <text:p>0.000114338471072276</text:p>
              </table:table-cell>
              <table:table-cell office:value-type="float" office:value="0.0000261613856393688">
                <text:p>0.0000261613856393688</text:p>
              </table:table-cell>
              <table:table-cell office:value-type="float" office:value="0.0000131721384947991">
                <text:p>0.0000131721384947991</text:p>
              </table:table-cell>
              <table:table-cell office:value-type="float" office:value="0.0000131780715423501">
                <text:p>0.0000131780715423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9920436093799">
                <text:p>0.00049920436093799</text:p>
              </table:table-cell>
              <table:table-cell office:value-type="float" office:value="0.000364880862226403">
                <text:p>0.000364880862226403</text:p>
              </table:table-cell>
              <table:table-cell office:value-type="float" office:value="0.000245792139495788">
                <text:p>0.000245792139495788</text:p>
              </table:table-cell>
              <table:table-cell office:value-type="float" office:value="0.000146406889844094">
                <text:p>0.000146406889844094</text:p>
              </table:table-cell>
              <table:table-cell office:value-type="float" office:value="0.0000702147104898135">
                <text:p>0.0000702147104898135</text:p>
              </table:table-cell>
              <table:table-cell office:value-type="float" office:value="0.0000109819696870403">
                <text:p>0.0000109819696870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6281729686307">
                <text:p>0.00046281729686307</text:p>
              </table:table-cell>
              <table:table-cell office:value-type="float" office:value="0.000319714953115906">
                <text:p>0.000319714953115906</text:p>
              </table:table-cell>
              <table:table-cell office:value-type="float" office:value="0.000209898272040129">
                <text:p>0.000209898272040129</text:p>
              </table:table-cell>
              <table:table-cell office:value-type="float" office:value="0.000157879904642305">
                <text:p>0.000157879904642305</text:p>
              </table:table-cell>
              <table:table-cell office:value-type="float" office:value="0.0000382118423193551">
                <text:p>0.0000382118423193551</text:p>
              </table:table-cell>
              <table:table-cell office:value-type="float" office:value="0.0000142874158518907">
                <text:p>0.0000142874158518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85484940396169">
                <text:p>0.000485484940396169</text:p>
              </table:table-cell>
              <table:table-cell office:value-type="float" office:value="0.00033585642138625">
                <text:p>0.00033585642138625</text:p>
              </table:table-cell>
              <table:table-cell office:value-type="float" office:value="0.000222750579169997">
                <text:p>0.000222750579169997</text:p>
              </table:table-cell>
              <table:table-cell office:value-type="float" office:value="0.000133396752721291">
                <text:p>0.000133396752721291</text:p>
              </table:table-cell>
              <table:table-cell office:value-type="float" office:value="0.000049810529220811">
                <text:p>0.000049810529220811</text:p>
              </table:table-cell>
              <table:table-cell office:value-type="float" office:value="0.0000320804231962819">
                <text:p>0.00003208042319628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95362894442152">
                <text:p>0.000295362894442152</text:p>
              </table:table-cell>
              <table:table-cell office:value-type="float" office:value="0.000827378811724546">
                <text:p>0.000827378811724546</text:p>
              </table:table-cell>
              <table:table-cell office:value-type="float" office:value="0.0000930679156716591">
                <text:p>0.0000930679156716591</text:p>
              </table:table-cell>
              <table:table-cell office:value-type="float" office:value="0.0000589611824271556">
                <text:p>0.0000589611824271556</text:p>
              </table:table-cell>
              <table:table-cell office:value-type="float" office:value="0.000042555375920924">
                <text:p>0.000042555375920924</text:p>
              </table:table-cell>
              <table:table-cell office:value-type="float" office:value="0.0000364345666116105">
                <text:p>0.0000364345666116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5453005739684">
                <text:p>0.000385453005739684</text:p>
              </table:table-cell>
              <table:table-cell office:value-type="float" office:value="0.000239983227045662">
                <text:p>0.000239983227045662</text:p>
              </table:table-cell>
              <table:table-cell office:value-type="float" office:value="0.000128538301154237">
                <text:p>0.000128538301154237</text:p>
              </table:table-cell>
              <table:table-cell office:value-type="float" office:value="0.0000395824960933434">
                <text:p>0.0000395824960933434</text:p>
              </table:table-cell>
              <table:table-cell office:value-type="float" office:value="0.0000454635665465086">
                <text:p>0.0000454635665465086</text:p>
              </table:table-cell>
              <table:table-cell office:value-type="float" office:value="0.00000861158438549804">
                <text:p>0.00000861158438549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60378530599429">
                <text:p>0.000460378530599429</text:p>
              </table:table-cell>
              <table:table-cell office:value-type="float" office:value="0.000315865924038435">
                <text:p>0.000315865924038435</text:p>
              </table:table-cell>
              <table:table-cell office:value-type="float" office:value="0.000207773989740745">
                <text:p>0.000207773989740745</text:p>
              </table:table-cell>
              <table:table-cell office:value-type="float" office:value="0.000119891271295546">
                <text:p>0.000119891271295546</text:p>
              </table:table-cell>
              <table:table-cell office:value-type="float" office:value="0.0000543592256619421">
                <text:p>0.0000543592256619421</text:p>
              </table:table-cell>
              <table:table-cell office:value-type="float" office:value="0.0000514466432038632">
                <text:p>0.0000514466432038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52117465258257">
                <text:p>0.000552117465258257</text:p>
              </table:table-cell>
              <table:table-cell office:value-type="float" office:value="0.000358330350643389">
                <text:p>0.000358330350643389</text:p>
              </table:table-cell>
              <table:table-cell office:value-type="float" office:value="0.000238892651880726">
                <text:p>0.000238892651880726</text:p>
              </table:table-cell>
              <table:table-cell office:value-type="float" office:value="0.000142396264392141">
                <text:p>0.000142396264392141</text:p>
              </table:table-cell>
              <table:table-cell office:value-type="float" office:value="0.0000517699562650347">
                <text:p>0.0000517699562650347</text:p>
              </table:table-cell>
              <table:table-cell office:value-type="float" office:value="0.0000100298328013795">
                <text:p>0.0000100298328013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52044098690166">
                <text:p>0.000452044098690166</text:p>
              </table:table-cell>
              <table:table-cell office:value-type="float" office:value="0.000295281798969406">
                <text:p>0.000295281798969406</text:p>
              </table:table-cell>
              <table:table-cell office:value-type="float" office:value="0.00017945718399255">
                <text:p>0.00017945718399255</text:p>
              </table:table-cell>
              <table:table-cell office:value-type="float" office:value="0.0000895963450752571">
                <text:p>0.0000895963450752571</text:p>
              </table:table-cell>
              <table:table-cell office:value-type="float" office:value="0.0000297623780397446">
                <text:p>0.0000297623780397446</text:p>
              </table:table-cell>
              <table:table-cell office:value-type="float" office:value="0.0000315631889608512">
                <text:p>0.00003156318896085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2.707cm" style:legend-expansion="high" chart:style-name="ch2"/>
        <chart:plot-area chart:style-name="ch3" table:cell-range-address="warmup2.A1:warmup2.G14" chart:data-source-has-labels="row" svg:x="0.32cm" svg:y="0.18cm" svg:width="12.164cm" svg:height="8.64cm">
          <chartooo:coordinate-region svg:x="2.053cm" svg:y="0.379cm" svg:width="10.24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armup2.A2:warmup2.A14" chart:label-cell-address="warmup2.A1:warmup2.A1" chart:class="chart:line">
            <chart:data-point chart:repeated="13"/>
          </chart:series>
          <chart:series chart:style-name="ch8" chart:values-cell-range-address="warmup2.B2:warmup2.B14" chart:label-cell-address="warmup2.B1:warmup2.B1" chart:class="chart:line">
            <chart:data-point chart:repeated="13"/>
          </chart:series>
          <chart:series chart:style-name="ch9" chart:values-cell-range-address="warmup2.C2:warmup2.C14" chart:label-cell-address="warmup2.C1:warmup2.C1" chart:class="chart:line">
            <chart:data-point chart:repeated="13"/>
          </chart:series>
          <chart:series chart:style-name="ch10" chart:values-cell-range-address="warmup2.D2:warmup2.D14" chart:label-cell-address="warmup2.D1:warmup2.D1" chart:class="chart:line">
            <chart:data-point chart:repeated="13"/>
          </chart:series>
          <chart:series chart:style-name="ch11" chart:values-cell-range-address="warmup2.E2:warmup2.E14" chart:label-cell-address="warmup2.E1:warmup2.E1" chart:class="chart:line">
            <chart:data-point chart:repeated="13"/>
          </chart:series>
          <chart:series chart:style-name="ch12" chart:values-cell-range-address="warmup2.F2:warmup2.F14" chart:label-cell-address="warmup2.F1:warmup2.F1" chart:class="chart:line">
            <chart:data-point chart:repeated="13"/>
          </chart:series>
          <chart:series chart:style-name="ch13" chart:values-cell-range-address="warmup2.G2:warmup2.G14" chart:label-cell-address="warmup2.G1:warmup2.G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warmup</text:p>
                <draw:g>
                  <svg:desc>warmup2.A1:warmup2.A1</svg:desc>
                </draw:g>
              </table:table-cell>
              <table:table-cell office:value-type="string">
                <text:p>15 warmup</text:p>
                <draw:g>
                  <svg:desc>warmup2.B1:warmup2.B1</svg:desc>
                </draw:g>
              </table:table-cell>
              <table:table-cell office:value-type="string">
                <text:p>31 warmup</text:p>
                <draw:g>
                  <svg:desc>warmup2.C1:warmup2.C1</svg:desc>
                </draw:g>
              </table:table-cell>
              <table:table-cell office:value-type="string">
                <text:p>48 warmup</text:p>
                <draw:g>
                  <svg:desc>warmup2.D1:warmup2.D1</svg:desc>
                </draw:g>
              </table:table-cell>
              <table:table-cell office:value-type="string">
                <text:p>66 warmup</text:p>
                <draw:g>
                  <svg:desc>warmup2.E1:warmup2.E1</svg:desc>
                </draw:g>
              </table:table-cell>
              <table:table-cell office:value-type="string">
                <text:p>85 warmup</text:p>
                <draw:g>
                  <svg:desc>warmup2.F1:warmup2.F1</svg:desc>
                </draw:g>
              </table:table-cell>
              <table:table-cell office:value-type="string">
                <text:p>105 warmup</text:p>
                <draw:g>
                  <svg:desc>warmup2.G1:warmup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26495357800179">
                <text:p>0.000326495357800179</text:p>
                <draw:g>
                  <svg:desc>warmup2.A2:warmup2.A14</svg:desc>
                </draw:g>
              </table:table-cell>
              <table:table-cell office:value-type="float" office:value="0.000222356090519609">
                <text:p>0.000222356090519609</text:p>
                <draw:g>
                  <svg:desc>warmup2.B2:warmup2.B14</svg:desc>
                </draw:g>
              </table:table-cell>
              <table:table-cell office:value-type="float" office:value="0.000122975402471268">
                <text:p>0.000122975402471268</text:p>
                <draw:g>
                  <svg:desc>warmup2.C2:warmup2.C14</svg:desc>
                </draw:g>
              </table:table-cell>
              <table:table-cell office:value-type="float" office:value="0.0000322443831404653">
                <text:p>0.0000322443831404653</text:p>
                <draw:g>
                  <svg:desc>warmup2.D2:warmup2.D14</svg:desc>
                </draw:g>
              </table:table-cell>
              <table:table-cell office:value-type="float" office:value="0.0000204955665798643">
                <text:p>0.0000204955665798643</text:p>
                <draw:g>
                  <svg:desc>warmup2.E2:warmup2.E14</svg:desc>
                </draw:g>
              </table:table-cell>
              <table:table-cell office:value-type="float" office:value="0.0000994916292681485">
                <text:p>0.0000994916292681485</text:p>
                <draw:g>
                  <svg:desc>warmup2.F2:warmup2.F14</svg:desc>
                </draw:g>
              </table:table-cell>
              <table:table-cell office:value-type="float" office:value="0.0000439544847760462">
                <text:p>0.0000439544847760462</text:p>
                <draw:g>
                  <svg:desc>warmup2.G2:warmup2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2372897494055">
                <text:p>0.000292372897494055</text:p>
              </table:table-cell>
              <table:table-cell office:value-type="float" office:value="0.000208167685816902">
                <text:p>0.000208167685816902</text:p>
              </table:table-cell>
              <table:table-cell office:value-type="float" office:value="0.000100693651747365">
                <text:p>0.000100693651747365</text:p>
              </table:table-cell>
              <table:table-cell office:value-type="float" office:value="0.0000288906517433545">
                <text:p>0.0000288906517433545</text:p>
              </table:table-cell>
              <table:table-cell office:value-type="float" office:value="0.0000180099386351292">
                <text:p>0.0000180099386351292</text:p>
              </table:table-cell>
              <table:table-cell office:value-type="float" office:value="0.0000184127293694465">
                <text:p>0.0000184127293694465</text:p>
              </table:table-cell>
              <table:table-cell office:value-type="float" office:value="0.0000180927455370887">
                <text:p>0.0000180927455370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45521402808267">
                <text:p>0.000445521402808267</text:p>
              </table:table-cell>
              <table:table-cell office:value-type="float" office:value="0.000314260804790516">
                <text:p>0.000314260804790516</text:p>
              </table:table-cell>
              <table:table-cell office:value-type="float" office:value="0.000246088499122114">
                <text:p>0.000246088499122114</text:p>
              </table:table-cell>
              <table:table-cell office:value-type="float" office:value="0.0000761060064785344">
                <text:p>0.0000761060064785344</text:p>
              </table:table-cell>
              <table:table-cell office:value-type="float" office:value="0.0000273742467301986">
                <text:p>0.0000273742467301986</text:p>
              </table:table-cell>
              <table:table-cell office:value-type="float" office:value="0.0000258312729979926">
                <text:p>0.0000258312729979926</text:p>
              </table:table-cell>
              <table:table-cell office:value-type="float" office:value="0.0000253632932175473">
                <text:p>0.0000253632932175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04107402290208">
                <text:p>0.000304107402290208</text:p>
              </table:table-cell>
              <table:table-cell office:value-type="float" office:value="0.000180692495128047">
                <text:p>0.000180692495128047</text:p>
              </table:table-cell>
              <table:table-cell office:value-type="float" office:value="0.0000687703369228334">
                <text:p>0.0000687703369228334</text:p>
              </table:table-cell>
              <table:table-cell office:value-type="float" office:value="0.0000415450624772553">
                <text:p>0.0000415450624772553</text:p>
              </table:table-cell>
              <table:table-cell office:value-type="float" office:value="0.000103174041851537">
                <text:p>0.000103174041851537</text:p>
              </table:table-cell>
              <table:table-cell office:value-type="float" office:value="0.0000649497876270223">
                <text:p>0.0000649497876270223</text:p>
              </table:table-cell>
              <table:table-cell office:value-type="float" office:value="0.0000630076459033382">
                <text:p>0.0000630076459033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23685044715307">
                <text:p>0.000423685044715307</text:p>
              </table:table-cell>
              <table:table-cell office:value-type="float" office:value="0.000304482251394646">
                <text:p>0.000304482251394646</text:p>
              </table:table-cell>
              <table:table-cell office:value-type="float" office:value="0.000173275874283444">
                <text:p>0.000173275874283444</text:p>
              </table:table-cell>
              <table:table-cell office:value-type="float" office:value="0.0000827773280299077">
                <text:p>0.0000827773280299077</text:p>
              </table:table-cell>
              <table:table-cell office:value-type="float" office:value="0.0000306559318089778">
                <text:p>0.0000306559318089778</text:p>
              </table:table-cell>
              <table:table-cell office:value-type="float" office:value="0.0000306661175668072">
                <text:p>0.0000306661175668072</text:p>
              </table:table-cell>
              <table:table-cell office:value-type="float" office:value="0.0000309674386435289">
                <text:p>0.0000309674386435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39594671718572">
                <text:p>0.000439594671718572</text:p>
              </table:table-cell>
              <table:table-cell office:value-type="float" office:value="0.000277663565656717">
                <text:p>0.000277663565656717</text:p>
              </table:table-cell>
              <table:table-cell office:value-type="float" office:value="0.000224327814160433">
                <text:p>0.000224327814160433</text:p>
              </table:table-cell>
              <table:table-cell office:value-type="float" office:value="0.0000902276184505037">
                <text:p>0.0000902276184505037</text:p>
              </table:table-cell>
              <table:table-cell office:value-type="float" office:value="0.0000426449600828238">
                <text:p>0.0000426449600828238</text:p>
              </table:table-cell>
              <table:table-cell office:value-type="float" office:value="0.0000426033855840732">
                <text:p>0.0000426033855840732</text:p>
              </table:table-cell>
              <table:table-cell office:value-type="float" office:value="0.0000394749181986496">
                <text:p>0.0000394749181986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70383075071567">
                <text:p>0.000370383075071567</text:p>
              </table:table-cell>
              <table:table-cell office:value-type="float" office:value="0.000261024050316049">
                <text:p>0.000261024050316049</text:p>
              </table:table-cell>
              <table:table-cell office:value-type="float" office:value="0.000129239908752255">
                <text:p>0.000129239908752255</text:p>
              </table:table-cell>
              <table:table-cell office:value-type="float" office:value="0.0000360449815082131">
                <text:p>0.0000360449815082131</text:p>
              </table:table-cell>
              <table:table-cell office:value-type="float" office:value="0.0000434803942467207">
                <text:p>0.0000434803942467207</text:p>
              </table:table-cell>
              <table:table-cell office:value-type="float" office:value="0.00004399663288937">
                <text:p>0.00004399663288937</text:p>
              </table:table-cell>
              <table:table-cell office:value-type="float" office:value="0.0000388484553658256">
                <text:p>0.0000388484553658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21485117601281">
                <text:p>0.000421485117601281</text:p>
              </table:table-cell>
              <table:table-cell office:value-type="float" office:value="0.000349457382733486">
                <text:p>0.000349457382733486</text:p>
              </table:table-cell>
              <table:table-cell office:value-type="float" office:value="0.000173797605068345">
                <text:p>0.000173797605068345</text:p>
              </table:table-cell>
              <table:table-cell office:value-type="float" office:value="0.0000772271564639955">
                <text:p>0.0000772271564639955</text:p>
              </table:table-cell>
              <table:table-cell office:value-type="float" office:value="0.0000260652487102759">
                <text:p>0.0000260652487102759</text:p>
              </table:table-cell>
              <table:table-cell office:value-type="float" office:value="0.0000261313754819711">
                <text:p>0.0000261313754819711</text:p>
              </table:table-cell>
              <table:table-cell office:value-type="float" office:value="0.0000260111979756491">
                <text:p>0.0000260111979756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907999658381592">
                <text:p>0.0000907999658381592</text:p>
              </table:table-cell>
              <table:table-cell office:value-type="float" office:value="0.000065980778644344">
                <text:p>0.000065980778644344</text:p>
              </table:table-cell>
              <table:table-cell office:value-type="float" office:value="0.0000167554988794855">
                <text:p>0.0000167554988794855</text:p>
              </table:table-cell>
              <table:table-cell office:value-type="float" office:value="0.0000223792829364129">
                <text:p>0.0000223792829364129</text:p>
              </table:table-cell>
              <table:table-cell office:value-type="float" office:value="0.000131941616261868">
                <text:p>0.000131941616261868</text:p>
              </table:table-cell>
              <table:table-cell office:value-type="float" office:value="0.0000804990693051969">
                <text:p>0.0000804990693051969</text:p>
              </table:table-cell>
              <table:table-cell office:value-type="float" office:value="0.000016787984209628">
                <text:p>0.000016787984209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37199892907668">
                <text:p>0.000437199892907668</text:p>
              </table:table-cell>
              <table:table-cell office:value-type="float" office:value="0.000329931635257335">
                <text:p>0.000329931635257335</text:p>
              </table:table-cell>
              <table:table-cell office:value-type="float" office:value="0.00019125903909037">
                <text:p>0.00019125903909037</text:p>
              </table:table-cell>
              <table:table-cell office:value-type="float" office:value="0.0000950125592739934">
                <text:p>0.0000950125592739934</text:p>
              </table:table-cell>
              <table:table-cell office:value-type="float" office:value="0.0000268349852883023">
                <text:p>0.0000268349852883023</text:p>
              </table:table-cell>
              <table:table-cell office:value-type="float" office:value="0.0000334281333673733">
                <text:p>0.0000334281333673733</text:p>
              </table:table-cell>
              <table:table-cell office:value-type="float" office:value="0.0000266282521366395">
                <text:p>0.0000266282521366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14304142678228">
                <text:p>0.000414304142678228</text:p>
              </table:table-cell>
              <table:table-cell office:value-type="float" office:value="0.000301749642290255">
                <text:p>0.000301749642290255</text:p>
              </table:table-cell>
              <table:table-cell office:value-type="float" office:value="0.000169312389677459">
                <text:p>0.000169312389677459</text:p>
              </table:table-cell>
              <table:table-cell office:value-type="float" office:value="0.0000748991946379648">
                <text:p>0.0000748991946379648</text:p>
              </table:table-cell>
              <table:table-cell office:value-type="float" office:value="0.0000260122659543105">
                <text:p>0.0000260122659543105</text:p>
              </table:table-cell>
              <table:table-cell office:value-type="float" office:value="0.0000255945299110584">
                <text:p>0.0000255945299110584</text:p>
              </table:table-cell>
              <table:table-cell office:value-type="float" office:value="0.0000261481471649562">
                <text:p>0.0000261481471649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10446821646353">
                <text:p>0.000410446821646353</text:p>
              </table:table-cell>
              <table:table-cell office:value-type="float" office:value="0.000309492152327869">
                <text:p>0.000309492152327869</text:p>
              </table:table-cell>
              <table:table-cell office:value-type="float" office:value="0.00017411763378897">
                <text:p>0.00017411763378897</text:p>
              </table:table-cell>
              <table:table-cell office:value-type="float" office:value="0.0000706865970818855">
                <text:p>0.0000706865970818855</text:p>
              </table:table-cell>
              <table:table-cell office:value-type="float" office:value="0.0000135738945318051">
                <text:p>0.0000135738945318051</text:p>
              </table:table-cell>
              <table:table-cell office:value-type="float" office:value="0.0000153848692160556">
                <text:p>0.0000153848692160556</text:p>
              </table:table-cell>
              <table:table-cell office:value-type="float" office:value="0.0000133617513788685">
                <text:p>0.0000133617513788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88577202944177">
                <text:p>0.000388577202944177</text:p>
              </table:table-cell>
              <table:table-cell office:value-type="float" office:value="0.000278211960134522">
                <text:p>0.000278211960134522</text:p>
              </table:table-cell>
              <table:table-cell office:value-type="float" office:value="0.000160312983457297">
                <text:p>0.000160312983457297</text:p>
              </table:table-cell>
              <table:table-cell office:value-type="float" office:value="0.0000682413226759354">
                <text:p>0.0000682413226759354</text:p>
              </table:table-cell>
              <table:table-cell office:value-type="float" office:value="0.0000491225617895876">
                <text:p>0.0000491225617895876</text:p>
              </table:table-cell>
              <table:table-cell office:value-type="float" office:value="0.0000357695161887063">
                <text:p>0.0000357695161887063</text:p>
              </table:table-cell>
              <table:table-cell office:value-type="float" office:value="0.0000322070006025589">
                <text:p>0.00003220700060255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4.201cm" style:legend-expansion="high" chart:style-name="ch2"/>
        <chart:plot-area chart:style-name="ch3" table:cell-range-address="'60 warmup'.A1:'60 warmup'.A13" chart:data-source-has-labels="row" svg:x="0.32cm" svg:y="0.18cm" svg:width="12.349cm" svg:height="8.64cm">
          <chartooo:coordinate-region svg:x="2.053cm" svg:y="0.379cm" svg:width="10.4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60 warmup'.A2:'60 warmup'.A13" chart:label-cell-address="'60 warmup'.A1:'60 warmup'.A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 warmup</text:p>
                <draw:g>
                  <svg:desc>'60 warmup'.A1:'60 warmu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00734068207134">
                <text:p>0.0000300734068207134</text:p>
                <draw:g>
                  <svg:desc>'60 warmup'.A2:'60 warmup'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98593241064433">
                <text:p>0.0000298593241064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49106060826256">
                <text:p>0.0000249106060826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73206923200466">
                <text:p>0.00001732069232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522688891480637">
                <text:p>0.0000522688891480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97894044465993">
                <text:p>0.0000197894044465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7759060591906">
                <text:p>0.0000147759060591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4398802311351">
                <text:p>0.000014398802311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8048902895717">
                <text:p>0.000068048902895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37204231824759">
                <text:p>0.0000137204231824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226939682424175">
                <text:p>0.0000226939682424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14743839317554">
                <text:p>0.00001147438393175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